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e 2h Preempt_RT - Tarefas Periódicas" table:style-name="ta1">
        <table:shapes>
          <draw:frame draw:z-index="0" draw:style-name="gr1" draw:text-style-name="P1" svg:width="172.12mm" svg:height="104.13mm" svg:x="136.35mm" svg:y="14.68mm">
            <loext:p draw:notify-on-update-of-ranges="'Teste 2h Preempt_RT - Tarefas Periódicas'.A7:'Teste 2h Preempt_RT - Tarefas Periódicas'.A108 'Teste 2h Preempt_RT - Tarefas Periódicas'.B4:'Teste 2h Preempt_RT - Tarefas Periódicas'.B4 'Teste 2h Preempt_RT - Tarefas Periódicas'.B7:'Teste 2h Preempt_RT - Tarefas Periódicas'.B108 'Teste 2h Preempt_RT - Tarefas Periódicas'.C4:'Teste 2h Preempt_RT - Tarefas Periódicas'.C4 'Teste 2h Preempt_RT - Tarefas Periódicas'.C7:'Teste 2h Preempt_RT - Tarefas Periódicas'.C108 'Teste 2h Preempt_RT - Tarefas Periódicas'.D4:'Teste 2h Preempt_RT - Tarefas Periódicas'.D4 'Teste 2h Preempt_RT - Tarefas Periódicas'.D7:'Teste 2h Preempt_RT - Tarefas Periódicas'.D108 'Teste 2h Preempt_RT - Tarefas Periódicas'.E4:'Teste 2h Preempt_RT - Tarefas Periódicas'.E4 'Teste 2h Preempt_RT - Tarefas Periódicas'.E7:'Teste 2h Preempt_RT - Tarefas Periódicas'.E108 'Teste 2h Preempt_RT - Tarefas Periódicas'.F4:'Teste 2h Preempt_RT - Tarefas Periódicas'.F4 'Teste 2h Preempt_RT - Tarefas Periódicas'.F7:'Teste 2h Preempt_RT - Tarefas Periódicas'.F1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2.12mm" svg:height="104.13mm" svg:x="313.58mm" svg:y="16.22mm">
            <loext:p draw:notify-on-update-of-ranges="'Teste 2h Preempt_RT - Tarefas Periódicas'.A7:'Teste 2h Preempt_RT - Tarefas Periódicas'.A108 'Teste 2h Preempt_RT - Tarefas Periódicas'.B4:'Teste 2h Preempt_RT - Tarefas Periódicas'.B4 'Teste 2h Preempt_RT - Tarefas Periódicas'.B7:'Teste 2h Preempt_RT - Tarefas Periódicas'.B108 'Teste 2h Preempt_RT - Tarefas Periódicas'.C4:'Teste 2h Preempt_RT - Tarefas Periódicas'.C4 'Teste 2h Preempt_RT - Tarefas Periódicas'.C7:'Teste 2h Preempt_RT - Tarefas Periódicas'.C108 'Teste 2h Preempt_RT - Tarefas Periódicas'.D4:'Teste 2h Preempt_RT - Tarefas Periódicas'.D4 'Teste 2h Preempt_RT - Tarefas Periódicas'.D7:'Teste 2h Preempt_RT - Tarefas Periódicas'.D108 'Teste 2h Preempt_RT - Tarefas Periódicas'.E4:'Teste 2h Preempt_RT - Tarefas Periódicas'.E4 'Teste 2h Preempt_RT - Tarefas Periódicas'.E7:'Teste 2h Preempt_RT - Tarefas Periódicas'.E108 'Teste 2h Preempt_RT - Tarefas Periódicas'.F4:'Teste 2h Preempt_RT - Tarefas Periódicas'.F4 'Teste 2h Preempt_RT - Tarefas Periódicas'.F7:'Teste 2h Preempt_RT - Tarefas Periódicas'.F1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6" table:number-rows-spanned="2">
            <text:p>Teste 2h Preempt_RT - Tarefas Periódica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string" calcext:value-type="string" table:number-columns-spanned="6" table:number-rows-spanned="1">
            <text:p>Arquivo 29122017_01_2hp.h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" calcext:value-type="float">
            <text:p>39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5" table:number-rows-spanned="1">
            <text:p>Num. Med.</text:p>
          </table:table-cell>
          <table:covered-table-cell table:number-columns-repeated="4" table:style-name="ce3" office:value-type="string" calcext:value-type="string">
            <text:p>Num. Med.</text:p>
          </table:covered-table-cell>
          <table:table-cell table:style-name="ce4" table:number-columns-repeated="5"/>
          <table:table-cell table:number-columns-repeated="1013"/>
        </table:table-row>
        <table:table-row table:style-name="ro1">
          <table:table-cell table:number-columns-repeated="6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70" calcext:value-type="float">
            <text:p>27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2223" calcext:value-type="float">
            <text:p>222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272" calcext:value-type="float">
            <text:p>6272</text:p>
          </table:table-cell>
          <table:table-cell table:style-name="ce3" office:value-type="float" office:value="4519" calcext:value-type="float">
            <text:p>4519</text:p>
          </table:table-cell>
          <table:table-cell table:style-name="ce3" office:value-type="float" office:value="11668" calcext:value-type="float">
            <text:p>1166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2942" calcext:value-type="float">
            <text:p>2942</text:p>
          </table:table-cell>
          <table:table-cell table:style-name="ce3" office:value-type="float" office:value="10941" calcext:value-type="float">
            <text:p>10941</text:p>
          </table:table-cell>
          <table:table-cell table:style-name="ce3" office:value-type="float" office:value="14965" calcext:value-type="float">
            <text:p>1496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0" calcext:value-type="float">
            <text:p>2790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9394" calcext:value-type="float">
            <text:p>9394</text:p>
          </table:table-cell>
          <table:table-cell table:style-name="ce3" office:value-type="float" office:value="10792" calcext:value-type="float">
            <text:p>1079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5722" calcext:value-type="float">
            <text:p>5722</text:p>
          </table:table-cell>
          <table:table-cell table:style-name="ce3" office:value-type="float" office:value="2389" calcext:value-type="float">
            <text:p>2389</text:p>
          </table:table-cell>
          <table:table-cell table:style-name="ce3" office:value-type="float" office:value="11126" calcext:value-type="float">
            <text:p>1112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978" calcext:value-type="float">
            <text:p>7978</text:p>
          </table:table-cell>
          <table:table-cell table:style-name="ce3" office:value-type="float" office:value="1911" calcext:value-type="float">
            <text:p>1911</text:p>
          </table:table-cell>
          <table:table-cell table:style-name="ce3" office:value-type="float" office:value="11704" calcext:value-type="float">
            <text:p>1170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office:value-type="float" office:value="7703" calcext:value-type="float">
            <text:p>7703</text:p>
          </table:table-cell>
          <table:table-cell table:style-name="ce3" office:value-type="float" office:value="15191" calcext:value-type="float">
            <text:p>1519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1233" calcext:value-type="float">
            <text:p>123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9157" calcext:value-type="float">
            <text:p>9157</text:p>
          </table:table-cell>
          <table:table-cell table:style-name="ce3" office:value-type="float" office:value="7030" calcext:value-type="float">
            <text:p>703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589" calcext:value-type="float">
            <text:p>5589</text:p>
          </table:table-cell>
          <table:table-cell table:style-name="ce3" office:value-type="float" office:value="2215" calcext:value-type="float">
            <text:p>221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012" calcext:value-type="float">
            <text:p>3012</text:p>
          </table:table-cell>
          <table:table-cell table:style-name="ce3" office:value-type="float" office:value="1961" calcext:value-type="float">
            <text:p>196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07" calcext:value-type="float">
            <text:p>1207</text:p>
          </table:table-cell>
          <table:table-cell table:style-name="ce3" office:value-type="float" office:value="1861" calcext:value-type="float">
            <text:p>186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92" calcext:value-type="float">
            <text:p>189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40" calcext:value-type="float">
            <text:p>214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81" calcext:value-type="float">
            <text:p>258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43" calcext:value-type="float">
            <text:p>274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41" calcext:value-type="float">
            <text:p>314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4" calcext:value-type="float">
            <text:p>330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1" calcext:value-type="float">
            <text:p>307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2" calcext:value-type="float">
            <text:p>238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1" calcext:value-type="float">
            <text:p>151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87" calcext:value-type="float">
            <text:p>4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1" calcext:value-type="float">
            <text:p>7201</text:p>
          </table:table-cell>
          <table:table-cell table:style-name="ce3" table:formula="of:=SUM([.C7:.C108])" office:value-type="float" office:value="14402" calcext:value-type="float">
            <text:p>14402</text:p>
          </table:table-cell>
          <table:table-cell table:style-name="ce3" table:formula="of:=SUM([.D7:.D108])" office:value-type="float" office:value="28804" calcext:value-type="float">
            <text:p>28804</text:p>
          </table:table-cell>
          <table:table-cell table:style-name="ce3" table:formula="of:=SUM([.E7:.E108])" office:value-type="float" office:value="57607" calcext:value-type="float">
            <text:p>57607</text:p>
          </table:table-cell>
          <table:table-cell table:style-name="ce3" table:formula="of:=SUM([.F7:.F108])" office:value-type="float" office:value="115214" calcext:value-type="float">
            <text:p>115214</text:p>
          </table:table-cell>
          <table:table-cell table:number-columns-repeated="101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 2h Preempt_RT - Tarefas Aperiódicas" table:style-name="ta1">
        <table:shapes>
          <draw:frame draw:z-index="0" draw:style-name="gr1" draw:text-style-name="P1" svg:width="172.12mm" svg:height="104.13mm" svg:x="181.05mm" svg:y="4.99mm">
            <loext:p draw:notify-on-update-of-ranges="'Teste 2h Preempt_RT - Tarefas Aperiódicas'.A7:'Teste 2h Preempt_RT - Tarefas Aperiódicas'.A108 'Teste 2h Preempt_RT - Tarefas Aperiódicas'.B4:'Teste 2h Preempt_RT - Tarefas Aperiódicas'.B4 'Teste 2h Preempt_RT - Tarefas Aperiódicas'.B7:'Teste 2h Preempt_RT - Tarefas Aperiódicas'.B108 'Teste 2h Preempt_RT - Tarefas Aperiódicas'.C4:'Teste 2h Preempt_RT - Tarefas Aperiódicas'.C4 'Teste 2h Preempt_RT - Tarefas Aperiódicas'.C7:'Teste 2h Preempt_RT - Tarefas Aperiódicas'.C108 'Teste 2h Preempt_RT - Tarefas Aperiódicas'.D4:'Teste 2h Preempt_RT - Tarefas Aperiódicas'.D4 'Teste 2h Preempt_RT - Tarefas Aperiódicas'.D7:'Teste 2h Preempt_RT - Tarefas Aperiódicas'.D108 'Teste 2h Preempt_RT - Tarefas Aperiódicas'.E4:'Teste 2h Preempt_RT - Tarefas Aperiódicas'.E4 'Teste 2h Preempt_RT - Tarefas Aperiódicas'.E7:'Teste 2h Preempt_RT - Tarefas Aperiódicas'.E108 'Teste 2h Preempt_RT - Tarefas Aperiódicas'.F4:'Teste 2h Preempt_RT - Tarefas Aperiódicas'.F4 'Teste 2h Preempt_RT - Tarefas Aperiódicas'.F7:'Teste 2h Preempt_RT - Tarefas Aperiódicas'.F108 'Teste 2h Preempt_RT - Tarefas Aperiódicas'.G4:'Teste 2h Preempt_RT - Tarefas Aperiódicas'.G4 'Teste 2h Preempt_RT - Tarefas Aperiódicas'.G7:'Teste 2h Preempt_RT - Tarefas Aperiódicas'.G108 'Teste 2h Preempt_RT - Tarefas Aperiódicas'.H4:'Teste 2h Preempt_RT - Tarefas Aperiódicas'.H4 'Teste 2h Preempt_RT - Tarefas Aperiódicas'.H7:'Teste 2h Preempt_RT - Tarefas Aperiódicas'.H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2.12mm" svg:height="104.13mm" svg:x="357.9mm" svg:y="6.65mm">
            <loext:p draw:notify-on-update-of-ranges="'Teste 2h Preempt_RT - Tarefas Aperiódicas'.A7:'Teste 2h Preempt_RT - Tarefas Aperiódicas'.A108 'Teste 2h Preempt_RT - Tarefas Aperiódicas'.B4:'Teste 2h Preempt_RT - Tarefas Aperiódicas'.B4 'Teste 2h Preempt_RT - Tarefas Aperiódicas'.B7:'Teste 2h Preempt_RT - Tarefas Aperiódicas'.B108 'Teste 2h Preempt_RT - Tarefas Aperiódicas'.C4:'Teste 2h Preempt_RT - Tarefas Aperiódicas'.C4 'Teste 2h Preempt_RT - Tarefas Aperiódicas'.C7:'Teste 2h Preempt_RT - Tarefas Aperiódicas'.C108 'Teste 2h Preempt_RT - Tarefas Aperiódicas'.D4:'Teste 2h Preempt_RT - Tarefas Aperiódicas'.D4 'Teste 2h Preempt_RT - Tarefas Aperiódicas'.D7:'Teste 2h Preempt_RT - Tarefas Aperiódicas'.D108 'Teste 2h Preempt_RT - Tarefas Aperiódicas'.E4:'Teste 2h Preempt_RT - Tarefas Aperiódicas'.E4 'Teste 2h Preempt_RT - Tarefas Aperiódicas'.E7:'Teste 2h Preempt_RT - Tarefas Aperiódicas'.E108 'Teste 2h Preempt_RT - Tarefas Aperiódicas'.F4:'Teste 2h Preempt_RT - Tarefas Aperiódicas'.F4 'Teste 2h Preempt_RT - Tarefas Aperiódicas'.F7:'Teste 2h Preempt_RT - Tarefas Aperiódicas'.F108 'Teste 2h Preempt_RT - Tarefas Aperiódicas'.G4:'Teste 2h Preempt_RT - Tarefas Aperiódicas'.G4 'Teste 2h Preempt_RT - Tarefas Aperiódicas'.G7:'Teste 2h Preempt_RT - Tarefas Aperiódicas'.G108 'Teste 2h Preempt_RT - Tarefas Aperiódicas'.H4:'Teste 2h Preempt_RT - Tarefas Aperiódicas'.H4 'Teste 2h Preempt_RT - Tarefas Aperiódicas'.H7:'Teste 2h Preempt_RT - Tarefas Aperiódicas'.H10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8" table:number-rows-spanned="2">
            <text:p>Teste 2h Preempt_RT - Tarefas Periódicas e Aperiódicas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office:value-type="string" calcext:value-type="string" table:number-columns-spanned="8" table:number-rows-spanned="1">
            <text:p>Arquivo 29122017_01_2ha.hst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ce3" office:value-type="string" calcext:value-type="string">
            <text:p>Thread Ap 0</text:p>
          </table:table-cell>
          <table:table-cell table:style-name="ce3" office:value-type="string" calcext:value-type="string">
            <text:p>Thread Ap 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6" calcext:value-type="float">
            <text:p>5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7" table:number-rows-spanned="1">
            <text:p>Num. Med.</text:p>
          </table:table-cell>
          <table:covered-table-cell table:number-columns-repeated="4" table:style-name="ce3"/>
          <table:covered-table-cell table:number-columns-repeated="2" table:style-name="ce4"/>
          <table:table-cell table:style-name="ce4" table:number-columns-repeated="3"/>
          <table:table-cell table:number-columns-repeated="1013"/>
        </table:table-row>
        <table:table-row table:style-name="ro1">
          <table:table-cell table:number-columns-repeated="8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4" calcext:value-type="float">
            <text:p>11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783" calcext:value-type="float">
            <text:p>178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75" calcext:value-type="float">
            <text:p>27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float" office:value="10422" calcext:value-type="float">
            <text:p>10422</text:p>
          </table:table-cell>
          <table:table-cell table:style-name="ce3" office:value-type="float" office:value="15880" calcext:value-type="float">
            <text:p>15880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1008" calcext:value-type="float">
            <text:p>100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94" calcext:value-type="float">
            <text:p>2494</text:p>
          </table:table-cell>
          <table:table-cell table:style-name="ce3" office:value-type="float" office:value="4809" calcext:value-type="float">
            <text:p>4809</text:p>
          </table:table-cell>
          <table:table-cell table:style-name="ce3" office:value-type="float" office:value="13855" calcext:value-type="float">
            <text:p>13855</text:p>
          </table:table-cell>
          <table:table-cell table:style-name="ce3" office:value-type="float" office:value="11744" calcext:value-type="float">
            <text:p>11744</text:p>
          </table:table-cell>
          <table:table-cell table:style-name="ce3" office:value-type="float" office:value="2149" calcext:value-type="float">
            <text:p>2149</text:p>
          </table:table-cell>
          <table:table-cell table:style-name="ce3" office:value-type="float" office:value="2256" calcext:value-type="float">
            <text:p>225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5424" calcext:value-type="float">
            <text:p>5424</text:p>
          </table:table-cell>
          <table:table-cell table:style-name="ce3" office:value-type="float" office:value="3134" calcext:value-type="float">
            <text:p>3134</text:p>
          </table:table-cell>
          <table:table-cell table:style-name="ce3" office:value-type="float" office:value="6614" calcext:value-type="float">
            <text:p>6614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1811" calcext:value-type="float">
            <text:p>181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727" calcext:value-type="float">
            <text:p>272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0225" calcext:value-type="float">
            <text:p>10225</text:p>
          </table:table-cell>
          <table:table-cell table:style-name="ce3" office:value-type="float" office:value="3846" calcext:value-type="float">
            <text:p>3846</text:p>
          </table:table-cell>
          <table:table-cell table:style-name="ce3" office:value-type="float" office:value="3706" calcext:value-type="float">
            <text:p>370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58" calcext:value-type="float">
            <text:p>2158</text:p>
          </table:table-cell>
          <table:table-cell table:style-name="ce3" office:value-type="float" office:value="1802" calcext:value-type="float">
            <text:p>1802</text:p>
          </table:table-cell>
          <table:table-cell table:style-name="ce3" office:value-type="float" office:value="20896" calcext:value-type="float">
            <text:p>20896</text:p>
          </table:table-cell>
          <table:table-cell table:style-name="ce3" office:value-type="float" office:value="10474" calcext:value-type="float">
            <text:p>10474</text:p>
          </table:table-cell>
          <table:table-cell table:style-name="ce3" office:value-type="float" office:value="10578" calcext:value-type="float">
            <text:p>1057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42" calcext:value-type="float">
            <text:p>1442</text:p>
          </table:table-cell>
          <table:table-cell table:style-name="ce3" office:value-type="float" office:value="1743" calcext:value-type="float">
            <text:p>1743</text:p>
          </table:table-cell>
          <table:table-cell table:style-name="ce3" office:value-type="float" office:value="3785" calcext:value-type="float">
            <text:p>3785</text:p>
          </table:table-cell>
          <table:table-cell table:style-name="ce3" office:value-type="float" office:value="6338" calcext:value-type="float">
            <text:p>6338</text:p>
          </table:table-cell>
          <table:table-cell table:style-name="ce3" office:value-type="float" office:value="23427" calcext:value-type="float">
            <text:p>23427</text:p>
          </table:table-cell>
          <table:table-cell table:style-name="ce3" office:value-type="float" office:value="31622" calcext:value-type="float">
            <text:p>31622</text:p>
          </table:table-cell>
          <table:table-cell table:style-name="ce3" office:value-type="float" office:value="32267" calcext:value-type="float">
            <text:p>3226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office:value-type="float" office:value="1707" calcext:value-type="float">
            <text:p>1707</text:p>
          </table:table-cell>
          <table:table-cell table:style-name="ce3" office:value-type="float" office:value="1882" calcext:value-type="float">
            <text:p>1882</text:p>
          </table:table-cell>
          <table:table-cell table:style-name="ce3" office:value-type="float" office:value="5443" calcext:value-type="float">
            <text:p>5443</text:p>
          </table:table-cell>
          <table:table-cell table:style-name="ce3" office:value-type="float" office:value="4957" calcext:value-type="float">
            <text:p>4957</text:p>
          </table:table-cell>
          <table:table-cell table:style-name="ce3" office:value-type="float" office:value="31081" calcext:value-type="float">
            <text:p>31081</text:p>
          </table:table-cell>
          <table:table-cell table:style-name="ce3" office:value-type="float" office:value="30697" calcext:value-type="float">
            <text:p>3069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11258" calcext:value-type="float">
            <text:p>11258</text:p>
          </table:table-cell>
          <table:table-cell table:style-name="ce3" office:value-type="float" office:value="10779" calcext:value-type="float">
            <text:p>1077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614" calcext:value-type="float">
            <text:p>1614</text:p>
          </table:table-cell>
          <table:table-cell table:style-name="ce3" office:value-type="float" office:value="5731" calcext:value-type="float">
            <text:p>5731</text:p>
          </table:table-cell>
          <table:table-cell table:style-name="ce3" office:value-type="float" office:value="5637" calcext:value-type="float">
            <text:p>563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office:value-type="float" office:value="4434" calcext:value-type="float">
            <text:p>4434</text:p>
          </table:table-cell>
          <table:table-cell table:style-name="ce3" office:value-type="float" office:value="4468" calcext:value-type="float">
            <text:p>446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901" calcext:value-type="float">
            <text:p>1901</text:p>
          </table:table-cell>
          <table:table-cell table:style-name="ce3" office:value-type="float" office:value="3914" calcext:value-type="float">
            <text:p>3914</text:p>
          </table:table-cell>
          <table:table-cell table:style-name="ce3" office:value-type="float" office:value="3984" calcext:value-type="float">
            <text:p>398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3695" calcext:value-type="float">
            <text:p>3695</text:p>
          </table:table-cell>
          <table:table-cell table:style-name="ce3" office:value-type="float" office:value="3581" calcext:value-type="float">
            <text:p>358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63" calcext:value-type="float">
            <text:p>2163</text:p>
          </table:table-cell>
          <table:table-cell table:style-name="ce3" office:value-type="float" office:value="3490" calcext:value-type="float">
            <text:p>3490</text:p>
          </table:table-cell>
          <table:table-cell table:style-name="ce3" office:value-type="float" office:value="3496" calcext:value-type="float">
            <text:p>349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75" calcext:value-type="float">
            <text:p>2275</text:p>
          </table:table-cell>
          <table:table-cell table:style-name="ce3" office:value-type="float" office:value="3558" calcext:value-type="float">
            <text:p>3558</text:p>
          </table:table-cell>
          <table:table-cell table:style-name="ce3" office:value-type="float" office:value="3447" calcext:value-type="float">
            <text:p>344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3544" calcext:value-type="float">
            <text:p>3544</text:p>
          </table:table-cell>
          <table:table-cell table:style-name="ce3" office:value-type="float" office:value="3610" calcext:value-type="float">
            <text:p>361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3602" calcext:value-type="float">
            <text:p>3602</text:p>
          </table:table-cell>
          <table:table-cell table:style-name="ce3" office:value-type="float" office:value="3587" calcext:value-type="float">
            <text:p>358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1324" calcext:value-type="float">
            <text:p>1324</text:p>
          </table:table-cell>
          <table:table-cell table:style-name="ce3" office:value-type="float" office:value="3518" calcext:value-type="float">
            <text:p>3518</text:p>
          </table:table-cell>
          <table:table-cell table:style-name="ce3" office:value-type="float" office:value="3657" calcext:value-type="float">
            <text:p>365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404" calcext:value-type="float">
            <text:p>1404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355" calcext:value-type="float">
            <text:p>3355</text:p>
          </table:table-cell>
          <table:table-cell table:style-name="ce3" office:value-type="float" office:value="3371" calcext:value-type="float">
            <text:p>337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424" calcext:value-type="float">
            <text:p>142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057" calcext:value-type="float">
            <text:p>3057</text:p>
          </table:table-cell>
          <table:table-cell table:style-name="ce3" office:value-type="float" office:value="3058" calcext:value-type="float">
            <text:p>305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141" calcext:value-type="float">
            <text:p>114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351" calcext:value-type="float">
            <text:p>2351</text:p>
          </table:table-cell>
          <table:table-cell table:style-name="ce3" office:value-type="float" office:value="2495" calcext:value-type="float">
            <text:p>249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office:value-type="float" office:value="1553" calcext:value-type="float">
            <text:p>155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920" calcext:value-type="float">
            <text:p>92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32" calcext:value-type="float">
            <text:p>53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85" calcext:value-type="float">
            <text:p>38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2" calcext:value-type="float">
            <text:p>25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1" calcext:value-type="float">
            <text:p>18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55" calcext:value-type="float">
            <text:p>15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1" calcext:value-type="float">
            <text:p>12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6" calcext:value-type="float">
            <text:p>10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4" calcext:value-type="float">
            <text:p>1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11" calcext:value-type="float">
            <text:p>11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31" calcext:value-type="float">
            <text:p>13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9" calcext:value-type="float">
            <text:p>14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4" calcext:value-type="float">
            <text:p>16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54" calcext:value-type="float">
            <text:p>15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0" calcext:value-type="float">
            <text:p>16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1" calcext:value-type="float">
            <text:p>16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24" calcext:value-type="float">
            <text:p>12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8" calcext:value-type="float">
            <text:p>13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4" calcext:value-type="float">
            <text:p>1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1" calcext:value-type="float">
            <text:p>7201</text:p>
          </table:table-cell>
          <table:table-cell table:style-name="ce3" table:formula="of:=SUM([.C7:.C108])" office:value-type="float" office:value="14401" calcext:value-type="float">
            <text:p>14401</text:p>
          </table:table-cell>
          <table:table-cell table:style-name="ce3" table:formula="of:=SUM([.D7:.D108])" office:value-type="float" office:value="28801" calcext:value-type="float">
            <text:p>28801</text:p>
          </table:table-cell>
          <table:table-cell table:style-name="ce3" table:formula="of:=SUM([.E7:.E108])" office:value-type="float" office:value="57602" calcext:value-type="float">
            <text:p>57602</text:p>
          </table:table-cell>
          <table:table-cell table:style-name="ce3" table:formula="of:=SUM([.F7:.F108])" office:value-type="float" office:value="115203" calcext:value-type="float">
            <text:p>115203</text:p>
          </table:table-cell>
          <table:table-cell table:style-name="ce3" table:formula="of:=SUM([.G7:.G108])" office:value-type="float" office:value="144032" calcext:value-type="float">
            <text:p>144032</text:p>
          </table:table-cell>
          <table:table-cell table:style-name="ce3" table:formula="of:=SUM([.H7:.H108])" office:value-type="float" office:value="144059" calcext:value-type="float">
            <text:p>144059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 2h RTAI - Tarefas Periódicas" table:style-name="ta1">
        <table:shapes>
          <draw:frame draw:z-index="0" draw:style-name="gr1" draw:text-style-name="P1" svg:width="172.12mm" svg:height="104.13mm" svg:x="136.99mm" svg:y="14.47mm">
            <loext:p draw:notify-on-update-of-ranges="'Teste 2h RTAI - Tarefas Periódicas'.A7:'Teste 2h RTAI - Tarefas Periódicas'.A108 'Teste 2h RTAI - Tarefas Periódicas'.B4:'Teste 2h RTAI - Tarefas Periódicas'.B4 'Teste 2h RTAI - Tarefas Periódicas'.B7:'Teste 2h RTAI - Tarefas Periódicas'.B108 'Teste 2h RTAI - Tarefas Periódicas'.C4:'Teste 2h RTAI - Tarefas Periódicas'.C4 'Teste 2h RTAI - Tarefas Periódicas'.C7:'Teste 2h RTAI - Tarefas Periódicas'.C108 'Teste 2h RTAI - Tarefas Periódicas'.D4:'Teste 2h RTAI - Tarefas Periódicas'.D4 'Teste 2h RTAI - Tarefas Periódicas'.D7:'Teste 2h RTAI - Tarefas Periódicas'.D108 'Teste 2h RTAI - Tarefas Periódicas'.E4:'Teste 2h RTAI - Tarefas Periódicas'.E4 'Teste 2h RTAI - Tarefas Periódicas'.E7:'Teste 2h RTAI - Tarefas Periódicas'.E108 'Teste 2h RTAI - Tarefas Periódicas'.F4:'Teste 2h RTAI - Tarefas Periódicas'.F4 'Teste 2h RTAI - Tarefas Periódicas'.F7:'Teste 2h RTAI - Tarefas Periódicas'.F10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72.12mm" svg:height="104.13mm" svg:x="316.37mm" svg:y="14.88mm">
            <loext:p draw:notify-on-update-of-ranges="'Teste 2h RTAI - Tarefas Periódicas'.A7:'Teste 2h RTAI - Tarefas Periódicas'.A108 'Teste 2h RTAI - Tarefas Periódicas'.B4:'Teste 2h RTAI - Tarefas Periódicas'.B4 'Teste 2h RTAI - Tarefas Periódicas'.B7:'Teste 2h RTAI - Tarefas Periódicas'.B108 'Teste 2h RTAI - Tarefas Periódicas'.C4:'Teste 2h RTAI - Tarefas Periódicas'.C4 'Teste 2h RTAI - Tarefas Periódicas'.C7:'Teste 2h RTAI - Tarefas Periódicas'.C108 'Teste 2h RTAI - Tarefas Periódicas'.D4:'Teste 2h RTAI - Tarefas Periódicas'.D4 'Teste 2h RTAI - Tarefas Periódicas'.D7:'Teste 2h RTAI - Tarefas Periódicas'.D108 'Teste 2h RTAI - Tarefas Periódicas'.E4:'Teste 2h RTAI - Tarefas Periódicas'.E4 'Teste 2h RTAI - Tarefas Periódicas'.E7:'Teste 2h RTAI - Tarefas Periódicas'.E108 'Teste 2h RTAI - Tarefas Periódicas'.F4:'Teste 2h RTAI - Tarefas Periódicas'.F4 'Teste 2h RTAI - Tarefas Periódicas'.F7:'Teste 2h RTAI - Tarefas Periódicas'.F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6" table:number-rows-spanned="2">
            <text:p>Teste 2h RTAI - Tarefas Periódica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3" calcext:value-type="float">
            <text:p>43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5" table:number-rows-spanned="1">
            <text:p>Num. Med.</text:p>
          </table:table-cell>
          <table:covered-table-cell table:number-columns-repeated="4" table:style-name="ce3" office:value-type="string" calcext:value-type="string">
            <text:p>Num. Med.</text:p>
          </table:covered-table-cell>
          <table:table-cell table:style-name="ce4" table:number-columns-repeated="5"/>
          <table:table-cell table:number-columns-repeated="1013"/>
        </table:table-row>
        <table:table-row table:style-name="ro1">
          <table:table-cell table:number-columns-repeated="6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2" calcext:value-type="float">
            <text:p>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99" calcext:value-type="float">
            <text:p>9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3" calcext:value-type="float">
            <text:p>1283</text:p>
          </table:table-cell>
          <table:table-cell table:style-name="ce3" office:value-type="float" office:value="197" calcext:value-type="float">
            <text:p>19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236" calcext:value-type="float">
            <text:p>22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524" calcext:value-type="float">
            <text:p>52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73" calcext:value-type="float">
            <text:p>25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05" calcext:value-type="float">
            <text:p>7105</text:p>
          </table:table-cell>
          <table:table-cell table:style-name="ce3" office:value-type="float" office:value="1046" calcext:value-type="float">
            <text:p>104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570" calcext:value-type="float">
            <text:p>457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646" calcext:value-type="float">
            <text:p>10646</text:p>
          </table:table-cell>
          <table:table-cell table:style-name="ce3" office:value-type="float" office:value="1640" calcext:value-type="float">
            <text:p>164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76" calcext:value-type="float">
            <text:p>357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2058" calcext:value-type="float">
            <text:p>12058</text:p>
          </table:table-cell>
          <table:table-cell table:style-name="ce3" office:value-type="float" office:value="2710" calcext:value-type="float">
            <text:p>271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2013" calcext:value-type="float">
            <text:p>22013</text:p>
          </table:table-cell>
          <table:table-cell table:style-name="ce3" office:value-type="float" office:value="2852" calcext:value-type="float">
            <text:p>28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1399" calcext:value-type="float">
            <text:p>1399</text:p>
          </table:table-cell>
          <table:table-cell table:style-name="ce3" office:value-type="float" office:value="2854" calcext:value-type="float">
            <text:p>285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2" calcext:value-type="float">
            <text:p>49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8" calcext:value-type="float">
            <text:p>296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17" calcext:value-type="float">
            <text:p>4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9" calcext:value-type="float">
            <text:p>293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76" calcext:value-type="float">
            <text:p>119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31" calcext:value-type="float">
            <text:p>313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8" calcext:value-type="float">
            <text:p>33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85" calcext:value-type="float">
            <text:p>318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4" calcext:value-type="float">
            <text:p>316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2" calcext:value-type="float">
            <text:p>312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0" calcext:value-type="float">
            <text:p>319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0" calcext:value-type="float">
            <text:p>327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2" calcext:value-type="float">
            <text:p>31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07" calcext:value-type="float">
            <text:p>310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82" calcext:value-type="float">
            <text:p>328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78" calcext:value-type="float">
            <text:p>327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14" calcext:value-type="float">
            <text:p>331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66" calcext:value-type="float">
            <text:p>316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12" calcext:value-type="float">
            <text:p>331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4" calcext:value-type="float">
            <text:p>318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04" calcext:value-type="float">
            <text:p>320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07" calcext:value-type="float">
            <text:p>320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7" calcext:value-type="float">
            <text:p>318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5" calcext:value-type="float">
            <text:p>318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48" calcext:value-type="float">
            <text:p>314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4" calcext:value-type="float">
            <text:p>318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48" calcext:value-type="float">
            <text:p>314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29" calcext:value-type="float">
            <text:p>322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99" calcext:value-type="float">
            <text:p>319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69" calcext:value-type="float">
            <text:p>316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52" calcext:value-type="float">
            <text:p>31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084" calcext:value-type="float">
            <text:p>308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15" calcext:value-type="float">
            <text:p>311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025" calcext:value-type="float">
            <text:p>302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837" calcext:value-type="float">
            <text:p>283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380" calcext:value-type="float">
            <text:p>238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98" calcext:value-type="float">
            <text:p>179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0" calcext:value-type="float">
            <text:p>7200</text:p>
          </table:table-cell>
          <table:table-cell table:style-name="ce3" table:formula="of:=SUM([.C7:.C108])" office:value-type="float" office:value="14400" calcext:value-type="float">
            <text:p>14400</text:p>
          </table:table-cell>
          <table:table-cell table:style-name="ce3" table:formula="of:=SUM([.D7:.D108])" office:value-type="float" office:value="28800" calcext:value-type="float">
            <text:p>28800</text:p>
          </table:table-cell>
          <table:table-cell table:style-name="ce3" table:formula="of:=SUM([.E7:.E108])" office:value-type="float" office:value="57599" calcext:value-type="float">
            <text:p>57599</text:p>
          </table:table-cell>
          <table:table-cell table:style-name="ce3" table:formula="of:=SUM([.F7:.F108])" office:value-type="float" office:value="115197" calcext:value-type="float">
            <text:p>115197</text:p>
          </table:table-cell>
          <table:table-cell table:number-columns-repeated="101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 2h RTAI - Tarefas Aperiódicas" table:style-name="ta1">
        <table:shapes>
          <draw:frame draw:z-index="0" draw:style-name="gr1" draw:text-style-name="P1" svg:width="172.12mm" svg:height="104.13mm" svg:x="181.12mm" svg:y="4.63mm">
            <loext:p draw:notify-on-update-of-ranges="'Teste 2h RTAI - Tarefas Aperiódicas'.A7:'Teste 2h RTAI - Tarefas Aperiódicas'.A108 'Teste 2h RTAI - Tarefas Aperiódicas'.B4:'Teste 2h RTAI - Tarefas Aperiódicas'.B4 'Teste 2h RTAI - Tarefas Aperiódicas'.B7:'Teste 2h RTAI - Tarefas Aperiódicas'.B108 'Teste 2h RTAI - Tarefas Aperiódicas'.C4:'Teste 2h RTAI - Tarefas Aperiódicas'.C4 'Teste 2h RTAI - Tarefas Aperiódicas'.C7:'Teste 2h RTAI - Tarefas Aperiódicas'.C108 'Teste 2h RTAI - Tarefas Aperiódicas'.D4:'Teste 2h RTAI - Tarefas Aperiódicas'.D4 'Teste 2h RTAI - Tarefas Aperiódicas'.D7:'Teste 2h RTAI - Tarefas Aperiódicas'.D108 'Teste 2h RTAI - Tarefas Aperiódicas'.E4:'Teste 2h RTAI - Tarefas Aperiódicas'.E4 'Teste 2h RTAI - Tarefas Aperiódicas'.E7:'Teste 2h RTAI - Tarefas Aperiódicas'.E108 'Teste 2h RTAI - Tarefas Aperiódicas'.F4:'Teste 2h RTAI - Tarefas Aperiódicas'.F4 'Teste 2h RTAI - Tarefas Aperiódicas'.F7:'Teste 2h RTAI - Tarefas Aperiódicas'.F108 'Teste 2h RTAI - Tarefas Aperiódicas'.G4:'Teste 2h RTAI - Tarefas Aperiódicas'.G4 'Teste 2h RTAI - Tarefas Aperiódicas'.G7:'Teste 2h RTAI - Tarefas Aperiódicas'.G108 'Teste 2h RTAI - Tarefas Aperiódicas'.H4:'Teste 2h RTAI - Tarefas Aperiódicas'.H4 'Teste 2h RTAI - Tarefas Aperiódicas'.H7:'Teste 2h RTAI - Tarefas Aperiódicas'.H10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72.12mm" svg:height="104.13mm" svg:x="358.45mm" svg:y="5.58mm">
            <loext:p draw:notify-on-update-of-ranges="'Teste 2h RTAI - Tarefas Aperiódicas'.A7:'Teste 2h RTAI - Tarefas Aperiódicas'.A108 'Teste 2h RTAI - Tarefas Aperiódicas'.B4:'Teste 2h RTAI - Tarefas Aperiódicas'.B4 'Teste 2h RTAI - Tarefas Aperiódicas'.B7:'Teste 2h RTAI - Tarefas Aperiódicas'.B108 'Teste 2h RTAI - Tarefas Aperiódicas'.C4:'Teste 2h RTAI - Tarefas Aperiódicas'.C4 'Teste 2h RTAI - Tarefas Aperiódicas'.C7:'Teste 2h RTAI - Tarefas Aperiódicas'.C108 'Teste 2h RTAI - Tarefas Aperiódicas'.D4:'Teste 2h RTAI - Tarefas Aperiódicas'.D4 'Teste 2h RTAI - Tarefas Aperiódicas'.D7:'Teste 2h RTAI - Tarefas Aperiódicas'.D108 'Teste 2h RTAI - Tarefas Aperiódicas'.E4:'Teste 2h RTAI - Tarefas Aperiódicas'.E4 'Teste 2h RTAI - Tarefas Aperiódicas'.E7:'Teste 2h RTAI - Tarefas Aperiódicas'.E108 'Teste 2h RTAI - Tarefas Aperiódicas'.F4:'Teste 2h RTAI - Tarefas Aperiódicas'.F4 'Teste 2h RTAI - Tarefas Aperiódicas'.F7:'Teste 2h RTAI - Tarefas Aperiódicas'.F108 'Teste 2h RTAI - Tarefas Aperiódicas'.G4:'Teste 2h RTAI - Tarefas Aperiódicas'.G4 'Teste 2h RTAI - Tarefas Aperiódicas'.G7:'Teste 2h RTAI - Tarefas Aperiódicas'.G108 'Teste 2h RTAI - Tarefas Aperiódicas'.H4:'Teste 2h RTAI - Tarefas Aperiódicas'.H4 'Teste 2h RTAI - Tarefas Aperiódicas'.H7:'Teste 2h RTAI - Tarefas Aperiódicas'.H10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8" table:number-rows-spanned="2">
            <text:p>Teste 2h RTAI - Tarefas Periódicas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Arquivo 29122017_01_ha_rtai.hst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ce3" office:value-type="string" calcext:value-type="string">
            <text:p>Thread Ap 0</text:p>
          </table:table-cell>
          <table:table-cell table:style-name="ce3" office:value-type="string" calcext:value-type="string">
            <text:p>Thread Ap 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" calcext:value-type="float">
            <text:p>4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7" table:number-rows-spanned="1">
            <text:p>Num. Med.</text:p>
          </table:table-cell>
          <table:covered-table-cell table:number-columns-repeated="6" table:style-name="ce3"/>
          <table:table-cell table:style-name="ce4" table:number-columns-repeated="3"/>
          <table:table-cell table:number-columns-repeated="1013"/>
        </table:table-row>
        <table:table-row table:style-name="ro1">
          <table:table-cell table:number-columns-repeated="8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637" calcext:value-type="float">
            <text:p>6637</text:p>
          </table:table-cell>
          <table:table-cell table:style-name="ce3" office:value-type="float" office:value="411" calcext:value-type="float">
            <text:p>4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7" calcext:value-type="float">
            <text:p>207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760" calcext:value-type="float">
            <text:p>9760</text:p>
          </table:table-cell>
          <table:table-cell table:style-name="ce3" office:value-type="float" office:value="1752" calcext:value-type="float">
            <text:p>17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91" calcext:value-type="float">
            <text:p>339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707" calcext:value-type="float">
            <text:p>12707</text:p>
          </table:table-cell>
          <table:table-cell table:style-name="ce3" office:value-type="float" office:value="2072" calcext:value-type="float">
            <text:p>20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71" calcext:value-type="float">
            <text:p>2271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office:value-type="float" office:value="18559" calcext:value-type="float">
            <text:p>18559</text:p>
          </table:table-cell>
          <table:table-cell table:style-name="ce3" office:value-type="float" office:value="3829" calcext:value-type="float">
            <text:p>38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319" calcext:value-type="float">
            <text:p>4319</text:p>
          </table:table-cell>
          <table:table-cell table:style-name="ce3" office:value-type="float" office:value="3324" calcext:value-type="float">
            <text:p>3324</text:p>
          </table:table-cell>
          <table:table-cell table:style-name="ce3" office:value-type="float" office:value="14154" calcext:value-type="float">
            <text:p>14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758" calcext:value-type="float">
            <text:p>5758</text:p>
          </table:table-cell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17111" calcext:value-type="float">
            <text:p>171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815" calcext:value-type="float">
            <text:p>781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7470" calcext:value-type="float">
            <text:p>27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683" calcext:value-type="float">
            <text:p>1683</text:p>
          </table:table-cell>
          <table:table-cell table:style-name="ce3" office:value-type="float" office:value="2394" calcext:value-type="float">
            <text:p>239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8221" calcext:value-type="float">
            <text:p>28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664" calcext:value-type="float">
            <text:p>56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17" calcext:value-type="float">
            <text:p>3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6" calcext:value-type="float">
            <text:p>1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8" calcext:value-type="float">
            <text:p>3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2" calcext:value-type="float">
            <text:p>6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6" calcext:value-type="float">
            <text:p>1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7" calcext:value-type="float">
            <text:p>7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38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042" calcext:value-type="float">
            <text:p>404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888" calcext:value-type="float">
            <text:p>688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5569" calcext:value-type="float">
            <text:p>2556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2160" calcext:value-type="float">
            <text:p>3216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5104" calcext:value-type="float">
            <text:p>451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325" calcext:value-type="float">
            <text:p>5032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458" calcext:value-type="float">
            <text:p>645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4" calcext:value-type="float">
            <text:p>24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5" calcext:value-type="float">
            <text:p>128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7" calcext:value-type="float">
            <text:p>375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0" calcext:value-type="float">
            <text:p>40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093" calcext:value-type="float">
            <text:p>209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183" calcext:value-type="float">
            <text:p>518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5224" calcext:value-type="float">
            <text:p>1522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3996" calcext:value-type="float">
            <text:p>3399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3694" calcext:value-type="float">
            <text:p>3369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4756" calcext:value-type="float">
            <text:p>6475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0498" calcext:value-type="float">
            <text:p>1049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458" calcext:value-type="float">
            <text:p>345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85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127" calcext:value-type="float">
            <text:p>412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644" calcext:value-type="float">
            <text:p>364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0" calcext:value-type="float">
            <text:p>7200</text:p>
          </table:table-cell>
          <table:table-cell table:style-name="ce3" table:formula="of:=SUM([.C7:.C108])" office:value-type="float" office:value="14400" calcext:value-type="float">
            <text:p>14400</text:p>
          </table:table-cell>
          <table:table-cell table:style-name="ce3" table:formula="of:=SUM([.D7:.D108])" office:value-type="float" office:value="28800" calcext:value-type="float">
            <text:p>28800</text:p>
          </table:table-cell>
          <table:table-cell table:style-name="ce3" table:formula="of:=SUM([.E7:.E108])" office:value-type="float" office:value="57599" calcext:value-type="float">
            <text:p>57599</text:p>
          </table:table-cell>
          <table:table-cell table:style-name="ce3" table:formula="of:=SUM([.F7:.F108])" office:value-type="float" office:value="115196" calcext:value-type="float">
            <text:p>115196</text:p>
          </table:table-cell>
          <table:table-cell table:style-name="ce3" table:formula="of:=SUM([.G7:.G108])" office:value-type="float" office:value="179993" calcext:value-type="float">
            <text:p>179993</text:p>
          </table:table-cell>
          <table:table-cell table:style-name="ce3" table:formula="of:=SUM([.H7:.H108])" office:value-type="float" office:value="179993" calcext:value-type="float">
            <text:p>179993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07:37:43.4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6:24:10.255000000</meta:creation-date>
    <dc:date>2018-01-08T10:03:47.086000000</dc:date>
    <meta:editing-duration>PT7H18M35S</meta:editing-duration>
    <meta:editing-cycles>33</meta:editing-cycles>
    <meta:generator>LibreOffice/5.1.1.3$Windows_X86_64 LibreOffice_project/89f508ef3ecebd2cfb8e1def0f0ba9a803b88a6d</meta:generator>
    <meta:document-statistic meta:table-count="4" meta:cell-count="296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6.426cm" svg:y="0.965cm" chart:style-name="ch3">
          <text:p>Série-PH - Preempt_RT</text:p>
        </chart:subtitle>
        <chart:legend chart:legend-position="bottom" svg:x="2.463cm" svg:y="9.631cm" style:legend-expansion="wide" chart:style-name="ch4"/>
        <chart:plot-area chart:style-name="ch5" table:cell-range-address="'Teste 2h Preempt_RT - Tarefas Periódicas'.A7:'Teste 2h Preempt_RT - Tarefas Periódicas'.F108 'Teste 2h Preempt_RT - Tarefas Periódicas'.B4:'Teste 2h Preempt_RT - Tarefas Periódicas'.F4" chart:data-source-has-labels="both" svg:x="1.354cm" svg:y="1.994cm" svg:width="15.512cm" svg:height="6.667cm">
          <chartooo:coordinate-region svg:x="2.663cm" svg:y="2.22cm" svg:width="14.185cm" svg:height="5.423cm"/>
          <chart:axis chart:dimension="x" chart:name="primary-x" chart:style-name="ch6" chartooo:axis-type="text">
            <chart:title svg:x="8.1cm" svg:y="8.869cm" chart:style-name="ch7">
              <text:p>Latência (us)</text:p>
            </chart:title>
            <chart:categories table:cell-range-address="'Teste 2h Preempt_RT - Tarefas Periódicas'.A7:'Teste 2h Preempt_RT - Tarefas Periódicas'.A108"/>
          </chart:axis>
          <chart:axis chart:dimension="y" chart:name="primary-y" chart:style-name="ch8">
            <chart:title svg:x="0.45cm" svg:y="6.522cm" chart:style-name="ch9">
              <text:p>Núm.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Preempt_RT - Tarefas Periódicas'.B7:'Teste 2h Preempt_RT - Tarefas Periódicas'.B108" chart:label-cell-address="'Teste 2h Preempt_RT - Tarefas Periódicas'.B4:'Teste 2h Preempt_RT - Tarefas Periódicas'.B4" chart:class="chart:line">
            <chart:data-point chart:repeated="102"/>
          </chart:series>
          <chart:series chart:style-name="ch13" chart:values-cell-range-address="'Teste 2h Preempt_RT - Tarefas Periódicas'.C7:'Teste 2h Preempt_RT - Tarefas Periódicas'.C108" chart:label-cell-address="'Teste 2h Preempt_RT - Tarefas Periódicas'.C4:'Teste 2h Preempt_RT - Tarefas Periódicas'.C4" chart:class="chart:line">
            <chart:data-point chart:repeated="102"/>
          </chart:series>
          <chart:series chart:style-name="ch14" chart:values-cell-range-address="'Teste 2h Preempt_RT - Tarefas Periódicas'.D7:'Teste 2h Preempt_RT - Tarefas Periódicas'.D108" chart:label-cell-address="'Teste 2h Preempt_RT - Tarefas Periódicas'.D4:'Teste 2h Preempt_RT - Tarefas Periódicas'.D4" chart:class="chart:line">
            <chart:data-point chart:repeated="102"/>
          </chart:series>
          <chart:series chart:style-name="ch15" chart:values-cell-range-address="'Teste 2h Preempt_RT - Tarefas Periódicas'.E7:'Teste 2h Preempt_RT - Tarefas Periódicas'.E108" chart:label-cell-address="'Teste 2h Preempt_RT - Tarefas Periódicas'.E4:'Teste 2h Preempt_RT - Tarefas Periódicas'.E4" chart:class="chart:line">
            <chart:data-point chart:repeated="102"/>
          </chart:series>
          <chart:series chart:style-name="ch16" chart:values-cell-range-address="'Teste 2h Preempt_RT - Tarefas Periódicas'.F7:'Teste 2h Preempt_RT - Tarefas Periódicas'.F108" chart:label-cell-address="'Teste 2h Preempt_RT - Tarefas Periódicas'.F4:'Teste 2h Preempt_RT - Tarefas Periódicas'.F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Periódicas'.B4:'Teste 2h Preempt_RT - Tarefas Periódicas'.B4</svg:desc>
                </draw:g>
              </table:table-cell>
              <table:table-cell office:value-type="string">
                <text:p>Thread 1</text:p>
                <draw:g>
                  <svg:desc>'Teste 2h Preempt_RT - Tarefas Periódicas'.C4:'Teste 2h Preempt_RT - Tarefas Periódicas'.C4</svg:desc>
                </draw:g>
              </table:table-cell>
              <table:table-cell office:value-type="string">
                <text:p>Thread 2</text:p>
                <draw:g>
                  <svg:desc>'Teste 2h Preempt_RT - Tarefas Periódicas'.D4:'Teste 2h Preempt_RT - Tarefas Periódicas'.D4</svg:desc>
                </draw:g>
              </table:table-cell>
              <table:table-cell office:value-type="string">
                <text:p>Thread 3</text:p>
                <draw:g>
                  <svg:desc>'Teste 2h Preempt_RT - Tarefas Periódicas'.E4:'Teste 2h Preempt_RT - Tarefas Periódicas'.E4</svg:desc>
                </draw:g>
              </table:table-cell>
              <table:table-cell office:value-type="string">
                <text:p>Thread 4</text:p>
                <draw:g>
                  <svg:desc>'Teste 2h Preempt_RT - Tarefas Periódicas'.F4:'Teste 2h Preempt_RT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Periódicas'.A7:'Teste 2h Preempt_RT - Tarefas 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B7:'Teste 2h Preempt_RT - Tarefas 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C7:'Teste 2h Preempt_RT - Tarefas 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D7:'Teste 2h Preempt_RT - Tarefas 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E7:'Teste 2h Preempt_RT - Tarefas 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F7:'Teste 2h Preempt_RT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95">
                <text:p>19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1271">
                <text:p>1271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6272">
                <text:p>6272</text:p>
              </table:table-cell>
              <table:table-cell office:value-type="float" office:value="4519">
                <text:p>4519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29">
                <text:p>1529</text:p>
              </table:table-cell>
              <table:table-cell office:value-type="float" office:value="2942">
                <text:p>2942</text:p>
              </table:table-cell>
              <table:table-cell office:value-type="float" office:value="10941">
                <text:p>10941</text:p>
              </table:table-cell>
              <table:table-cell office:value-type="float" office:value="14965">
                <text:p>149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790">
                <text:p>2790</text:p>
              </table:table-cell>
              <table:table-cell office:value-type="float" office:value="1304">
                <text:p>1304</text:p>
              </table:table-cell>
              <table:table-cell office:value-type="float" office:value="9394">
                <text:p>9394</text:p>
              </table:table-cell>
              <table:table-cell office:value-type="float" office:value="10792">
                <text:p>107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44">
                <text:p>1244</text:p>
              </table:table-cell>
              <table:table-cell office:value-type="float" office:value="5722">
                <text:p>5722</text:p>
              </table:table-cell>
              <table:table-cell office:value-type="float" office:value="2389">
                <text:p>2389</text:p>
              </table:table-cell>
              <table:table-cell office:value-type="float" office:value="11126">
                <text:p>111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4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7978">
                <text:p>7978</text:p>
              </table:table-cell>
              <table:table-cell office:value-type="float" office:value="1911">
                <text:p>1911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2">
                <text:p>782</text:p>
              </table:table-cell>
              <table:table-cell office:value-type="float" office:value="1180">
                <text:p>1180</text:p>
              </table:table-cell>
              <table:table-cell office:value-type="float" office:value="1601">
                <text:p>1601</text:p>
              </table:table-cell>
              <table:table-cell office:value-type="float" office:value="7703">
                <text:p>7703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1233">
                <text:p>1233</text:p>
              </table:table-cell>
              <table:table-cell office:value-type="float" office:value="688">
                <text:p>688</text:p>
              </table:table-cell>
              <table:table-cell office:value-type="float" office:value="9157">
                <text:p>9157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60">
                <text:p>560</text:p>
              </table:table-cell>
              <table:table-cell office:value-type="float" office:value="584">
                <text:p>584</text:p>
              </table:table-cell>
              <table:table-cell office:value-type="float" office:value="606">
                <text:p>606</text:p>
              </table:table-cell>
              <table:table-cell office:value-type="float" office:value="5589">
                <text:p>558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316">
                <text:p>316</text:p>
              </table:table-cell>
              <table:table-cell office:value-type="float" office:value="424">
                <text:p>424</text:p>
              </table:table-cell>
              <table:table-cell office:value-type="float" office:value="3012">
                <text:p>3012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153">
                <text:p>153</text:p>
              </table:table-cell>
              <table:table-cell office:value-type="float" office:value="1207">
                <text:p>1207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9">
                <text:p>309</text:p>
              </table:table-cell>
              <table:table-cell office:value-type="float" office:value="254">
                <text:p>254</text:p>
              </table:table-cell>
              <table:table-cell office:value-type="float" office:value="37">
                <text:p>37</text:p>
              </table:table-cell>
              <table:table-cell office:value-type="float" office:value="243">
                <text:p>24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4">
                <text:p>264</text:p>
              </table:table-cell>
              <table:table-cell office:value-type="float" office:value="238">
                <text:p>238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202">
                <text:p>20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50">
                <text:p>350</text:p>
              </table:table-cell>
              <table:table-cell office:value-type="float" office:value="262">
                <text:p>26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39">
                <text:p>439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8">
                <text:p>488</text:p>
              </table:table-cell>
              <table:table-cell office:value-type="float" office:value="353">
                <text:p>35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32">
                <text:p>4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5">
                <text:p>515</text:p>
              </table:table-cell>
              <table:table-cell office:value-type="float" office:value="549">
                <text:p>5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9">
                <text:p>239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337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6.599cm" svg:y="0.93cm" chart:style-name="ch3">
          <text:p>Série-AH - Preempt_RT</text:p>
        </chart:subtitle>
        <chart:legend chart:legend-position="bottom" svg:x="3.163cm" svg:y="9.133cm" style:legend-expansion="wide" chart:style-name="ch4"/>
        <chart:plot-area chart:style-name="ch5" table:cell-range-address="'Teste 2h Preempt_RT - Tarefas Aperiódicas'.A7:'Teste 2h Preempt_RT - Tarefas Aperiódicas'.H108 'Teste 2h Preempt_RT - Tarefas Aperiódicas'.B4:'Teste 2h Preempt_RT - Tarefas Aperiódicas'.H4" chart:data-source-has-labels="both" svg:x="1.353cm" svg:y="1.59cm" svg:width="15.51cm" svg:height="6.605cm">
          <chartooo:coordinate-region svg:x="2.662cm" svg:y="1.816cm" svg:width="14.183cm" svg:height="5.361cm"/>
          <chart:axis chart:dimension="x" chart:name="primary-x" chart:style-name="ch6" chartooo:axis-type="text">
            <chart:title svg:x="8.098cm" svg:y="8.403cm" chart:style-name="ch7">
              <text:p>Latência (us)</text:p>
            </chart:title>
            <chart:categories table:cell-range-address="'Teste 2h Preempt_RT - Tarefas Aperiódicas'.A7:'Teste 2h Preempt_RT - Tarefas Aperiódicas'.A108"/>
          </chart:axis>
          <chart:axis chart:dimension="y" chart:name="primary-y" chart:style-name="ch8">
            <chart:title svg:x="0.449cm" svg:y="6.087cm" chart:style-name="ch9">
              <text:p>Núm.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Preempt_RT - Tarefas Aperiódicas'.B7:'Teste 2h Preempt_RT - Tarefas Aperiódicas'.B108" chart:label-cell-address="'Teste 2h Preempt_RT - Tarefas Aperiódicas'.B4:'Teste 2h Preempt_RT - Tarefas Aperiódicas'.B4" chart:class="chart:line">
            <chart:data-point chart:repeated="102"/>
          </chart:series>
          <chart:series chart:style-name="ch13" chart:values-cell-range-address="'Teste 2h Preempt_RT - Tarefas Aperiódicas'.C7:'Teste 2h Preempt_RT - Tarefas Aperiódicas'.C108" chart:label-cell-address="'Teste 2h Preempt_RT - Tarefas Aperiódicas'.C4:'Teste 2h Preempt_RT - Tarefas Aperiódicas'.C4" chart:class="chart:line">
            <chart:data-point chart:repeated="102"/>
          </chart:series>
          <chart:series chart:style-name="ch14" chart:values-cell-range-address="'Teste 2h Preempt_RT - Tarefas Aperiódicas'.D7:'Teste 2h Preempt_RT - Tarefas Aperiódicas'.D108" chart:label-cell-address="'Teste 2h Preempt_RT - Tarefas Aperiódicas'.D4:'Teste 2h Preempt_RT - Tarefas Aperiódicas'.D4" chart:class="chart:line">
            <chart:data-point chart:repeated="102"/>
          </chart:series>
          <chart:series chart:style-name="ch15" chart:values-cell-range-address="'Teste 2h Preempt_RT - Tarefas Aperiódicas'.E7:'Teste 2h Preempt_RT - Tarefas Aperiódicas'.E108" chart:label-cell-address="'Teste 2h Preempt_RT - Tarefas Aperiódicas'.E4:'Teste 2h Preempt_RT - Tarefas Aperiódicas'.E4" chart:class="chart:line">
            <chart:data-point chart:repeated="102"/>
          </chart:series>
          <chart:series chart:style-name="ch16" chart:values-cell-range-address="'Teste 2h Preempt_RT - Tarefas Aperiódicas'.F7:'Teste 2h Preempt_RT - Tarefas Aperiódicas'.F108" chart:label-cell-address="'Teste 2h Preempt_RT - Tarefas Aperiódicas'.F4:'Teste 2h Preempt_RT - Tarefas Aperiódicas'.F4" chart:class="chart:line">
            <chart:data-point chart:repeated="102"/>
          </chart:series>
          <chart:series chart:style-name="ch17" chart:values-cell-range-address="'Teste 2h Preempt_RT - Tarefas Aperiódicas'.G7:'Teste 2h Preempt_RT - Tarefas Aperiódicas'.G108" chart:label-cell-address="'Teste 2h Preempt_RT - Tarefas Aperiódicas'.G4:'Teste 2h Preempt_RT - Tarefas Aperiódicas'.G4" chart:class="chart:line">
            <chart:data-point chart:repeated="102"/>
          </chart:series>
          <chart:series chart:style-name="ch18" chart:values-cell-range-address="'Teste 2h Preempt_RT - Tarefas Aperiódicas'.H7:'Teste 2h Preempt_RT - Tarefas Aperiódicas'.H108" chart:label-cell-address="'Teste 2h Preempt_RT - Tarefas Aperiódicas'.H4:'Teste 2h Preempt_RT - Tarefas Aperiódicas'.H4" chart:class="chart:line">
            <chart:data-point chart:repeated="10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Aperiódicas'.B4:'Teste 2h Preempt_RT - Tarefas Aperiódicas'.B4</svg:desc>
                </draw:g>
              </table:table-cell>
              <table:table-cell office:value-type="string">
                <text:p>Thread 1</text:p>
                <draw:g>
                  <svg:desc>'Teste 2h Preempt_RT - Tarefas Aperiódicas'.C4:'Teste 2h Preempt_RT - Tarefas Aperiódicas'.C4</svg:desc>
                </draw:g>
              </table:table-cell>
              <table:table-cell office:value-type="string">
                <text:p>Thread 2</text:p>
                <draw:g>
                  <svg:desc>'Teste 2h Preempt_RT - Tarefas Aperiódicas'.D4:'Teste 2h Preempt_RT - Tarefas Aperiódicas'.D4</svg:desc>
                </draw:g>
              </table:table-cell>
              <table:table-cell office:value-type="string">
                <text:p>Thread 3</text:p>
                <draw:g>
                  <svg:desc>'Teste 2h Preempt_RT - Tarefas Aperiódicas'.E4:'Teste 2h Preempt_RT - Tarefas Aperiódicas'.E4</svg:desc>
                </draw:g>
              </table:table-cell>
              <table:table-cell office:value-type="string">
                <text:p>Thread 4</text:p>
                <draw:g>
                  <svg:desc>'Teste 2h Preempt_RT - Tarefas Aperiódicas'.F4:'Teste 2h Preempt_RT - Tarefas Aperiódicas'.F4</svg:desc>
                </draw:g>
              </table:table-cell>
              <table:table-cell office:value-type="string">
                <text:p>Thread Ap 0</text:p>
                <draw:g>
                  <svg:desc>'Teste 2h Preempt_RT - Tarefas Aperiódicas'.G4:'Teste 2h Preempt_RT - Tarefas Aperiódicas'.G4</svg:desc>
                </draw:g>
              </table:table-cell>
              <table:table-cell office:value-type="string">
                <text:p>Thread Ap 1</text:p>
                <draw:g>
                  <svg:desc>'Teste 2h Preempt_RT - Tarefas Aperiódicas'.H4:'Teste 2h Preempt_RT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Aperiódicas'.A7:'Teste 2h Preempt_RT - Tarefas A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B7:'Teste 2h Preempt_RT - Tarefas A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C7:'Teste 2h Preempt_RT - Tarefas A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D7:'Teste 2h Preempt_RT - Tarefas A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E7:'Teste 2h Preempt_RT - Tarefas A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F7:'Teste 2h Preempt_RT - Tarefas Aperiódicas'.F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G7:'Teste 2h Preempt_RT - Tarefas Aperiódicas'.G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H7:'Teste 2h Preempt_RT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783">
                <text:p>1783</text:p>
              </table:table-cell>
              <table:table-cell office:value-type="float" office:value="728">
                <text:p>728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425">
                <text:p>425</text:p>
              </table:table-cell>
              <table:table-cell office:value-type="float" office:value="1231">
                <text:p>1231</text:p>
              </table:table-cell>
              <table:table-cell office:value-type="float" office:value="10422">
                <text:p>10422</text:p>
              </table:table-cell>
              <table:table-cell office:value-type="float" office:value="15880">
                <text:p>15880</text:p>
              </table:table-cell>
              <table:table-cell office:value-type="float" office:value="1072">
                <text:p>10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2494">
                <text:p>2494</text:p>
              </table:table-cell>
              <table:table-cell office:value-type="float" office:value="4809">
                <text:p>4809</text:p>
              </table:table-cell>
              <table:table-cell office:value-type="float" office:value="13855">
                <text:p>13855</text:p>
              </table:table-cell>
              <table:table-cell office:value-type="float" office:value="11744">
                <text:p>11744</text:p>
              </table:table-cell>
              <table:table-cell office:value-type="float" office:value="2149">
                <text:p>2149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  <table:table-cell office:value-type="float" office:value="1002">
                <text:p>1002</text:p>
              </table:table-cell>
              <table:table-cell office:value-type="float" office:value="5424">
                <text:p>5424</text:p>
              </table:table-cell>
              <table:table-cell office:value-type="float" office:value="3134">
                <text:p>3134</text:p>
              </table:table-cell>
              <table:table-cell office:value-type="float" office:value="6614">
                <text:p>6614</text:p>
              </table:table-cell>
              <table:table-cell office:value-type="float" office:value="1970">
                <text:p>197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548">
                <text:p>548</text:p>
              </table:table-cell>
              <table:table-cell office:value-type="float" office:value="2727">
                <text:p>2727</text:p>
              </table:table-cell>
              <table:table-cell office:value-type="float" office:value="615">
                <text:p>615</text:p>
              </table:table-cell>
              <table:table-cell office:value-type="float" office:value="10225">
                <text:p>10225</text:p>
              </table:table-cell>
              <table:table-cell office:value-type="float" office:value="3846">
                <text:p>3846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87">
                <text:p>387</text:p>
              </table:table-cell>
              <table:table-cell office:value-type="float" office:value="493">
                <text:p>493</text:p>
              </table:table-cell>
              <table:table-cell office:value-type="float" office:value="2158">
                <text:p>2158</text:p>
              </table:table-cell>
              <table:table-cell office:value-type="float" office:value="1802">
                <text:p>1802</text:p>
              </table:table-cell>
              <table:table-cell office:value-type="float" office:value="20896">
                <text:p>20896</text:p>
              </table:table-cell>
              <table:table-cell office:value-type="float" office:value="10474">
                <text:p>10474</text:p>
              </table:table-cell>
              <table:table-cell office:value-type="float" office:value="10578">
                <text:p>105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42">
                <text:p>1442</text:p>
              </table:table-cell>
              <table:table-cell office:value-type="float" office:value="1743">
                <text:p>1743</text:p>
              </table:table-cell>
              <table:table-cell office:value-type="float" office:value="3785">
                <text:p>3785</text:p>
              </table:table-cell>
              <table:table-cell office:value-type="float" office:value="6338">
                <text:p>6338</text:p>
              </table:table-cell>
              <table:table-cell office:value-type="float" office:value="23427">
                <text:p>23427</text:p>
              </table:table-cell>
              <table:table-cell office:value-type="float" office:value="31622">
                <text:p>31622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0">
                <text:p>1370</text:p>
              </table:table-cell>
              <table:table-cell office:value-type="float" office:value="1707">
                <text:p>1707</text:p>
              </table:table-cell>
              <table:table-cell office:value-type="float" office:value="1882">
                <text:p>1882</text:p>
              </table:table-cell>
              <table:table-cell office:value-type="float" office:value="5443">
                <text:p>5443</text:p>
              </table:table-cell>
              <table:table-cell office:value-type="float" office:value="4957">
                <text:p>4957</text:p>
              </table:table-cell>
              <table:table-cell office:value-type="float" office:value="31081">
                <text:p>31081</text:p>
              </table:table-cell>
              <table:table-cell office:value-type="float" office:value="30697">
                <text:p>306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4">
                <text:p>384</text:p>
              </table:table-cell>
              <table:table-cell office:value-type="float" office:value="628">
                <text:p>628</text:p>
              </table:table-cell>
              <table:table-cell office:value-type="float" office:value="470">
                <text:p>470</text:p>
              </table:table-cell>
              <table:table-cell office:value-type="float" office:value="1510">
                <text:p>1510</text:p>
              </table:table-cell>
              <table:table-cell office:value-type="float" office:value="1819">
                <text:p>1819</text:p>
              </table:table-cell>
              <table:table-cell office:value-type="float" office:value="11258">
                <text:p>11258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5">
                <text:p>165</text:p>
              </table:table-cell>
              <table:table-cell office:value-type="float" office:value="376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683">
                <text:p>683</text:p>
              </table:table-cell>
              <table:table-cell office:value-type="float" office:value="1614">
                <text:p>1614</text:p>
              </table:table-cell>
              <table:table-cell office:value-type="float" office:value="5731">
                <text:p>5731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371">
                <text:p>371</text:p>
              </table:table-cell>
              <table:table-cell office:value-type="float" office:value="347">
                <text:p>347</text:p>
              </table:table-cell>
              <table:table-cell office:value-type="float" office:value="603">
                <text:p>603</text:p>
              </table:table-cell>
              <table:table-cell office:value-type="float" office:value="1760">
                <text:p>1760</text:p>
              </table:table-cell>
              <table:table-cell office:value-type="float" office:value="4434">
                <text:p>443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389">
                <text:p>389</text:p>
              </table:table-cell>
              <table:table-cell office:value-type="float" office:value="282">
                <text:p>282</text:p>
              </table:table-cell>
              <table:table-cell office:value-type="float" office:value="587">
                <text:p>587</text:p>
              </table:table-cell>
              <table:table-cell office:value-type="float" office:value="1901">
                <text:p>1901</text:p>
              </table:table-cell>
              <table:table-cell office:value-type="float" office:value="3914">
                <text:p>3914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6">
                <text:p>156</text:p>
              </table:table-cell>
              <table:table-cell office:value-type="float" office:value="382">
                <text:p>382</text:p>
              </table:table-cell>
              <table:table-cell office:value-type="float" office:value="259">
                <text:p>259</text:p>
              </table:table-cell>
              <table:table-cell office:value-type="float" office:value="519">
                <text:p>519</text:p>
              </table:table-cell>
              <table:table-cell office:value-type="float" office:value="2026">
                <text:p>2026</text:p>
              </table:table-cell>
              <table:table-cell office:value-type="float" office:value="3695">
                <text:p>3695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444">
                <text:p>444</text:p>
              </table:table-cell>
              <table:table-cell office:value-type="float" office:value="355">
                <text:p>355</text:p>
              </table:table-cell>
              <table:table-cell office:value-type="float" office:value="566">
                <text:p>566</text:p>
              </table:table-cell>
              <table:table-cell office:value-type="float" office:value="2163">
                <text:p>2163</text:p>
              </table:table-cell>
              <table:table-cell office:value-type="float" office:value="3490">
                <text:p>349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490">
                <text:p>490</text:p>
              </table:table-cell>
              <table:table-cell office:value-type="float" office:value="389">
                <text:p>389</text:p>
              </table:table-cell>
              <table:table-cell office:value-type="float" office:value="628">
                <text:p>628</text:p>
              </table:table-cell>
              <table:table-cell office:value-type="float" office:value="2275">
                <text:p>2275</text:p>
              </table:table-cell>
              <table:table-cell office:value-type="float" office:value="3558">
                <text:p>355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1">
                <text:p>191</text:p>
              </table:table-cell>
              <table:table-cell office:value-type="float" office:value="591">
                <text:p>591</text:p>
              </table:table-cell>
              <table:table-cell office:value-type="float" office:value="465">
                <text:p>465</text:p>
              </table:table-cell>
              <table:table-cell office:value-type="float" office:value="765">
                <text:p>765</text:p>
              </table:table-cell>
              <table:table-cell office:value-type="float" office:value="2004">
                <text:p>2004</text:p>
              </table:table-cell>
              <table:table-cell office:value-type="float" office:value="3544">
                <text:p>3544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5">
                <text:p>265</text:p>
              </table:table-cell>
              <table:table-cell office:value-type="float" office:value="613">
                <text:p>613</text:p>
              </table:table-cell>
              <table:table-cell office:value-type="float" office:value="558">
                <text:p>558</text:p>
              </table:table-cell>
              <table:table-cell office:value-type="float" office:value="994">
                <text:p>994</text:p>
              </table:table-cell>
              <table:table-cell office:value-type="float" office:value="1815">
                <text:p>1815</text:p>
              </table:table-cell>
              <table:table-cell office:value-type="float" office:value="3602">
                <text:p>3602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543">
                <text:p>543</text:p>
              </table:table-cell>
              <table:table-cell office:value-type="float" office:value="647">
                <text:p>647</text:p>
              </table:table-cell>
              <table:table-cell office:value-type="float" office:value="1172">
                <text:p>1172</text:p>
              </table:table-cell>
              <table:table-cell office:value-type="float" office:value="1324">
                <text:p>1324</text:p>
              </table:table-cell>
              <table:table-cell office:value-type="float" office:value="3518">
                <text:p>3518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81">
                <text:p>381</text:p>
              </table:table-cell>
              <table:table-cell office:value-type="float" office:value="410">
                <text:p>410</text:p>
              </table:table-cell>
              <table:table-cell office:value-type="float" office:value="662">
                <text:p>662</text:p>
              </table:table-cell>
              <table:table-cell office:value-type="float" office:value="1404">
                <text:p>1404</text:p>
              </table:table-cell>
              <table:table-cell office:value-type="float" office:value="761">
                <text:p>761</text:p>
              </table:table-cell>
              <table:table-cell office:value-type="float" office:value="3355">
                <text:p>335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7">
                <text:p>377</text:p>
              </table:table-cell>
              <table:table-cell office:value-type="float" office:value="312">
                <text:p>312</text:p>
              </table:table-cell>
              <table:table-cell office:value-type="float" office:value="618">
                <text:p>618</text:p>
              </table:table-cell>
              <table:table-cell office:value-type="float" office:value="1424">
                <text:p>1424</text:p>
              </table:table-cell>
              <table:table-cell office:value-type="float" office:value="443">
                <text:p>443</text:p>
              </table:table-cell>
              <table:table-cell office:value-type="float" office:value="3057">
                <text:p>3057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468">
                <text:p>468</text:p>
              </table:table-cell>
              <table:table-cell office:value-type="float" office:value="1141">
                <text:p>1141</text:p>
              </table:table-cell>
              <table:table-cell office:value-type="float" office:value="196">
                <text:p>196</text:p>
              </table:table-cell>
              <table:table-cell office:value-type="float" office:value="2351">
                <text:p>2351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87">
                <text:p>87</text:p>
              </table:table-cell>
              <table:table-cell office:value-type="float" office:value="316">
                <text:p>316</text:p>
              </table:table-cell>
              <table:table-cell office:value-type="float" office:value="778">
                <text:p>778</text:p>
              </table:table-cell>
              <table:table-cell office:value-type="float" office:value="130">
                <text:p>130</text:p>
              </table:table-cell>
              <table:table-cell office:value-type="float" office:value="1479">
                <text:p>1479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1">
                <text:p>121</text:p>
              </table:table-cell>
              <table:table-cell office:value-type="float" office:value="43">
                <text:p>43</text:p>
              </table:table-cell>
              <table:table-cell office:value-type="float" office:value="172">
                <text:p>172</text:p>
              </table:table-cell>
              <table:table-cell office:value-type="float" office:value="452">
                <text:p>452</text:p>
              </table:table-cell>
              <table:table-cell office:value-type="float" office:value="84">
                <text:p>84</text:p>
              </table:table-cell>
              <table:table-cell office:value-type="float" office:value="879">
                <text:p>87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317">
                <text:p>317</text:p>
              </table:table-cell>
              <table:table-cell office:value-type="float" office:value="54">
                <text:p>54</text:p>
              </table:table-cell>
              <table:table-cell office:value-type="float" office:value="561">
                <text:p>56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8">
                <text:p>158</text:p>
              </table:table-cell>
              <table:table-cell office:value-type="float" office:value="42">
                <text:p>42</text:p>
              </table:table-cell>
              <table:table-cell office:value-type="float" office:value="327">
                <text:p>32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5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7.214cm" svg:y="1.021cm" chart:style-name="ch3">
          <text:p>Série-PH - RTAI</text:p>
        </chart:subtitle>
        <chart:legend chart:legend-position="bottom" svg:x="2.463cm" svg:y="9.631cm" style:legend-expansion="wide" chart:style-name="ch4"/>
        <chart:plot-area chart:style-name="ch5" table:cell-range-address="'Teste 2h RTAI - Tarefas Periódicas'.A7:'Teste 2h RTAI - Tarefas Periódicas'.F108 'Teste 2h RTAI - Tarefas Periódicas'.B4:'Teste 2h RTAI - Tarefas Periódicas'.F4" chart:data-source-has-labels="both" svg:x="1.354cm" svg:y="1.995cm" svg:width="15.511cm" svg:height="6.564cm">
          <chartooo:coordinate-region svg:x="2.663cm" svg:y="2.221cm" svg:width="14.184cm" svg:height="5.32cm"/>
          <chart:axis chart:dimension="x" chart:name="primary-x" chart:style-name="ch6" chartooo:axis-type="text">
            <chart:title svg:x="8.099cm" svg:y="8.767cm" chart:style-name="ch7">
              <text:p>Latência (us)</text:p>
            </chart:title>
            <chart:categories table:cell-range-address="'Teste 2h RTAI - Tarefas Periódicas'.A7:'Teste 2h RTAI - Tarefas Periódicas'.A108"/>
          </chart:axis>
          <chart:axis chart:dimension="y" chart:name="primary-y" chart:style-name="ch8">
            <chart:title svg:x="0.45cm" svg:y="6.432cm" chart:style-name="ch9">
              <text:p>Núm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RTAI - Tarefas Periódicas'.B7:'Teste 2h RTAI - Tarefas Periódicas'.B108" chart:label-cell-address="'Teste 2h RTAI - Tarefas Periódicas'.B4:'Teste 2h RTAI - Tarefas Periódicas'.B4" chart:class="chart:line">
            <chart:data-point chart:repeated="102"/>
          </chart:series>
          <chart:series chart:style-name="ch13" chart:values-cell-range-address="'Teste 2h RTAI - Tarefas Periódicas'.C7:'Teste 2h RTAI - Tarefas Periódicas'.C108" chart:label-cell-address="'Teste 2h RTAI - Tarefas Periódicas'.C4:'Teste 2h RTAI - Tarefas Periódicas'.C4" chart:class="chart:line">
            <chart:data-point chart:repeated="102"/>
          </chart:series>
          <chart:series chart:style-name="ch14" chart:values-cell-range-address="'Teste 2h RTAI - Tarefas Periódicas'.D7:'Teste 2h RTAI - Tarefas Periódicas'.D108" chart:label-cell-address="'Teste 2h RTAI - Tarefas Periódicas'.D4:'Teste 2h RTAI - Tarefas Periódicas'.D4" chart:class="chart:line">
            <chart:data-point chart:repeated="102"/>
          </chart:series>
          <chart:series chart:style-name="ch15" chart:values-cell-range-address="'Teste 2h RTAI - Tarefas Periódicas'.E7:'Teste 2h RTAI - Tarefas Periódicas'.E108" chart:label-cell-address="'Teste 2h RTAI - Tarefas Periódicas'.E4:'Teste 2h RTAI - Tarefas Periódicas'.E4" chart:class="chart:line">
            <chart:data-point chart:repeated="102"/>
          </chart:series>
          <chart:series chart:style-name="ch16" chart:values-cell-range-address="'Teste 2h RTAI - Tarefas Periódicas'.F7:'Teste 2h RTAI - Tarefas Periódicas'.F108" chart:label-cell-address="'Teste 2h RTAI - Tarefas Periódicas'.F4:'Teste 2h RTAI - Tarefas Periódicas'.F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Periódicas'.B4:'Teste 2h RTAI - Tarefas Periódicas'.B4</svg:desc>
                </draw:g>
              </table:table-cell>
              <table:table-cell office:value-type="string">
                <text:p>Thread 1</text:p>
                <draw:g>
                  <svg:desc>'Teste 2h RTAI - Tarefas Periódicas'.C4:'Teste 2h RTAI - Tarefas Periódicas'.C4</svg:desc>
                </draw:g>
              </table:table-cell>
              <table:table-cell office:value-type="string">
                <text:p>Thread 2</text:p>
                <draw:g>
                  <svg:desc>'Teste 2h RTAI - Tarefas Periódicas'.D4:'Teste 2h RTAI - Tarefas Periódicas'.D4</svg:desc>
                </draw:g>
              </table:table-cell>
              <table:table-cell office:value-type="string">
                <text:p>Thread 3</text:p>
                <draw:g>
                  <svg:desc>'Teste 2h RTAI - Tarefas Periódicas'.E4:'Teste 2h RTAI - Tarefas Periódicas'.E4</svg:desc>
                </draw:g>
              </table:table-cell>
              <table:table-cell office:value-type="string">
                <text:p>Thread 4</text:p>
                <draw:g>
                  <svg:desc>'Teste 2h RTAI - Tarefas Periódicas'.F4:'Teste 2h RTAI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Periódicas'.A7:'Teste 2h RTAI - Tarefas Periódicas'.A108</svg:desc>
                </draw:g>
              </table:table-cell>
              <table:table-cell office:value-type="float" office:value="0">
                <text:p>0</text:p>
                <draw:g>
                  <svg:desc>'Teste 2h RTAI - Tarefas Periódicas'.B7:'Teste 2h RTAI - Tarefas Periódicas'.B108</svg:desc>
                </draw:g>
              </table:table-cell>
              <table:table-cell office:value-type="float" office:value="0">
                <text:p>0</text:p>
                <draw:g>
                  <svg:desc>'Teste 2h RTAI - Tarefas Periódicas'.C7:'Teste 2h RTAI - Tarefas Periódicas'.C108</svg:desc>
                </draw:g>
              </table:table-cell>
              <table:table-cell office:value-type="float" office:value="0">
                <text:p>0</text:p>
                <draw:g>
                  <svg:desc>'Teste 2h RTAI - Tarefas Periódicas'.D7:'Teste 2h RTAI - Tarefas Periódicas'.D108</svg:desc>
                </draw:g>
              </table:table-cell>
              <table:table-cell office:value-type="float" office:value="0">
                <text:p>0</text:p>
                <draw:g>
                  <svg:desc>'Teste 2h RTAI - Tarefas Periódicas'.E7:'Teste 2h RTAI - Tarefas Periódicas'.E108</svg:desc>
                </draw:g>
              </table:table-cell>
              <table:table-cell office:value-type="float" office:value="0">
                <text:p>0</text:p>
                <draw:g>
                  <svg:desc>'Teste 2h RTAI - Tarefas Periódicas'.F7:'Teste 2h RTAI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1132">
                <text:p>11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625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1283">
                <text:p>12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236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1769">
                <text:p>176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2573">
                <text:p>2573</text:p>
              </table:table-cell>
              <table:table-cell office:value-type="float" office:value="21">
                <text:p>21</text:p>
              </table:table-cell>
              <table:table-cell office:value-type="float" office:value="7105">
                <text:p>710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7">
                <text:p>417</text:p>
              </table:table-cell>
              <table:table-cell office:value-type="float" office:value="4570">
                <text:p>4570</text:p>
              </table:table-cell>
              <table:table-cell office:value-type="float" office:value="289">
                <text:p>289</text:p>
              </table:table-cell>
              <table:table-cell office:value-type="float" office:value="10646">
                <text:p>1064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72">
                <text:p>872</text:p>
              </table:table-cell>
              <table:table-cell office:value-type="float" office:value="3576">
                <text:p>3576</text:p>
              </table:table-cell>
              <table:table-cell office:value-type="float" office:value="650">
                <text:p>650</text:p>
              </table:table-cell>
              <table:table-cell office:value-type="float" office:value="12058">
                <text:p>12058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55">
                <text:p>855</text:p>
              </table:table-cell>
              <table:table-cell office:value-type="float" office:value="79">
                <text:p>79</text:p>
              </table:table-cell>
              <table:table-cell office:value-type="float" office:value="606">
                <text:p>606</text:p>
              </table:table-cell>
              <table:table-cell office:value-type="float" office:value="22013">
                <text:p>22013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2024">
                <text:p>2024</text:p>
              </table:table-cell>
              <table:table-cell office:value-type="float" office:value="1399">
                <text:p>1399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4912">
                <text:p>4912</text:p>
              </table:table-cell>
              <table:table-cell office:value-type="float" office:value="5">
                <text:p>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18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4817">
                <text:p>4817</text:p>
              </table:table-cell>
              <table:table-cell office:value-type="float" office:value="0">
                <text:p>0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4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11976">
                <text:p>11976</text:p>
              </table:table-cell>
              <table:table-cell office:value-type="float" office:value="9">
                <text:p>9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3328">
                <text:p>3328</text:p>
              </table:table-cell>
              <table:table-cell office:value-type="float" office:value="4">
                <text:p>4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7.296cm" svg:y="0.965cm" chart:style-name="ch3">
          <text:p>Série-AH - RTAI</text:p>
        </chart:subtitle>
        <chart:legend chart:legend-position="bottom" svg:x="3.163cm" svg:y="9.133cm" style:legend-expansion="wide" chart:style-name="ch4"/>
        <chart:plot-area chart:style-name="ch5" table:cell-range-address="'Teste 2h RTAI - Tarefas Aperiódicas'.A7:'Teste 2h RTAI - Tarefas Aperiódicas'.H108 'Teste 2h RTAI - Tarefas Aperiódicas'.B4:'Teste 2h RTAI - Tarefas Aperiódicas'.H4" chart:data-source-has-labels="both" svg:x="1.352cm" svg:y="1.531cm" svg:width="15.508cm" svg:height="6.715cm">
          <chartooo:coordinate-region svg:x="2.661cm" svg:y="1.757cm" svg:width="14.181cm" svg:height="5.471cm"/>
          <chart:axis chart:dimension="x" chart:name="primary-x" chart:style-name="ch6" chartooo:axis-type="text">
            <chart:title svg:x="8.096cm" svg:y="8.454cm" chart:style-name="ch7">
              <text:p>Latência (us)</text:p>
            </chart:title>
            <chart:categories table:cell-range-address="'Teste 2h RTAI - Tarefas Aperiódicas'.A7:'Teste 2h RTAI - Tarefas Aperiódicas'.A108"/>
          </chart:axis>
          <chart:axis chart:dimension="y" chart:name="primary-y" chart:style-name="ch8">
            <chart:title svg:x="0.448cm" svg:y="6.043cm" chart:style-name="ch9">
              <text:p>Núm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RTAI - Tarefas Aperiódicas'.B7:'Teste 2h RTAI - Tarefas Aperiódicas'.B108" chart:label-cell-address="'Teste 2h RTAI - Tarefas Aperiódicas'.B4:'Teste 2h RTAI - Tarefas Aperiódicas'.B4" chart:class="chart:line">
            <chart:data-point chart:repeated="102"/>
          </chart:series>
          <chart:series chart:style-name="ch13" chart:values-cell-range-address="'Teste 2h RTAI - Tarefas Aperiódicas'.C7:'Teste 2h RTAI - Tarefas Aperiódicas'.C108" chart:label-cell-address="'Teste 2h RTAI - Tarefas Aperiódicas'.C4:'Teste 2h RTAI - Tarefas Aperiódicas'.C4" chart:class="chart:line">
            <chart:data-point chart:repeated="102"/>
          </chart:series>
          <chart:series chart:style-name="ch14" chart:values-cell-range-address="'Teste 2h RTAI - Tarefas Aperiódicas'.D7:'Teste 2h RTAI - Tarefas Aperiódicas'.D108" chart:label-cell-address="'Teste 2h RTAI - Tarefas Aperiódicas'.D4:'Teste 2h RTAI - Tarefas Aperiódicas'.D4" chart:class="chart:line">
            <chart:data-point chart:repeated="102"/>
          </chart:series>
          <chart:series chart:style-name="ch15" chart:values-cell-range-address="'Teste 2h RTAI - Tarefas Aperiódicas'.E7:'Teste 2h RTAI - Tarefas Aperiódicas'.E108" chart:label-cell-address="'Teste 2h RTAI - Tarefas Aperiódicas'.E4:'Teste 2h RTAI - Tarefas Aperiódicas'.E4" chart:class="chart:line">
            <chart:data-point chart:repeated="102"/>
          </chart:series>
          <chart:series chart:style-name="ch16" chart:values-cell-range-address="'Teste 2h RTAI - Tarefas Aperiódicas'.F7:'Teste 2h RTAI - Tarefas Aperiódicas'.F108" chart:label-cell-address="'Teste 2h RTAI - Tarefas Aperiódicas'.F4:'Teste 2h RTAI - Tarefas Aperiódicas'.F4" chart:class="chart:line">
            <chart:data-point chart:repeated="102"/>
          </chart:series>
          <chart:series chart:style-name="ch17" chart:values-cell-range-address="'Teste 2h RTAI - Tarefas Aperiódicas'.G7:'Teste 2h RTAI - Tarefas Aperiódicas'.G108" chart:label-cell-address="'Teste 2h RTAI - Tarefas Aperiódicas'.G4:'Teste 2h RTAI - Tarefas Aperiódicas'.G4" chart:class="chart:line">
            <chart:data-point chart:repeated="102"/>
          </chart:series>
          <chart:series chart:style-name="ch18" chart:values-cell-range-address="'Teste 2h RTAI - Tarefas Aperiódicas'.H7:'Teste 2h RTAI - Tarefas Aperiódicas'.H108" chart:label-cell-address="'Teste 2h RTAI - Tarefas Aperiódicas'.H4:'Teste 2h RTAI - Tarefas Aperiódicas'.H4" chart:class="chart:line">
            <chart:data-point chart:repeated="10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Aperiódicas'.B4:'Teste 2h RTAI - Tarefas Aperiódicas'.B4</svg:desc>
                </draw:g>
              </table:table-cell>
              <table:table-cell office:value-type="string">
                <text:p>Thread 1</text:p>
                <draw:g>
                  <svg:desc>'Teste 2h RTAI - Tarefas Aperiódicas'.C4:'Teste 2h RTAI - Tarefas Aperiódicas'.C4</svg:desc>
                </draw:g>
              </table:table-cell>
              <table:table-cell office:value-type="string">
                <text:p>Thread 2</text:p>
                <draw:g>
                  <svg:desc>'Teste 2h RTAI - Tarefas Aperiódicas'.D4:'Teste 2h RTAI - Tarefas Aperiódicas'.D4</svg:desc>
                </draw:g>
              </table:table-cell>
              <table:table-cell office:value-type="string">
                <text:p>Thread 3</text:p>
                <draw:g>
                  <svg:desc>'Teste 2h RTAI - Tarefas Aperiódicas'.E4:'Teste 2h RTAI - Tarefas Aperiódicas'.E4</svg:desc>
                </draw:g>
              </table:table-cell>
              <table:table-cell office:value-type="string">
                <text:p>Thread 4</text:p>
                <draw:g>
                  <svg:desc>'Teste 2h RTAI - Tarefas Aperiódicas'.F4:'Teste 2h RTAI - Tarefas Aperiódicas'.F4</svg:desc>
                </draw:g>
              </table:table-cell>
              <table:table-cell office:value-type="string">
                <text:p>Thread Ap 0</text:p>
                <draw:g>
                  <svg:desc>'Teste 2h RTAI - Tarefas Aperiódicas'.G4:'Teste 2h RTAI - Tarefas Aperiódicas'.G4</svg:desc>
                </draw:g>
              </table:table-cell>
              <table:table-cell office:value-type="string">
                <text:p>Thread Ap 1</text:p>
                <draw:g>
                  <svg:desc>'Teste 2h RTAI - Tarefas Aperiódicas'.H4:'Teste 2h RTAI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Aperiódicas'.A7:'Teste 2h RTAI - Tarefas Aperiódicas'.A108</svg:desc>
                </draw:g>
              </table:table-cell>
              <table:table-cell office:value-type="float" office:value="0">
                <text:p>0</text:p>
                <draw:g>
                  <svg:desc>'Teste 2h RTAI - Tarefas Aperiódicas'.B7:'Teste 2h RTAI - Tarefas Aperiódicas'.B108</svg:desc>
                </draw:g>
              </table:table-cell>
              <table:table-cell office:value-type="float" office:value="0">
                <text:p>0</text:p>
                <draw:g>
                  <svg:desc>'Teste 2h RTAI - Tarefas Aperiódicas'.C7:'Teste 2h RTAI - Tarefas Aperiódicas'.C108</svg:desc>
                </draw:g>
              </table:table-cell>
              <table:table-cell office:value-type="float" office:value="0">
                <text:p>0</text:p>
                <draw:g>
                  <svg:desc>'Teste 2h RTAI - Tarefas Aperiódicas'.D7:'Teste 2h RTAI - Tarefas Aperiódicas'.D108</svg:desc>
                </draw:g>
              </table:table-cell>
              <table:table-cell office:value-type="float" office:value="0">
                <text:p>0</text:p>
                <draw:g>
                  <svg:desc>'Teste 2h RTAI - Tarefas Aperiódicas'.E7:'Teste 2h RTAI - Tarefas Aperiódicas'.E108</svg:desc>
                </draw:g>
              </table:table-cell>
              <table:table-cell office:value-type="float" office:value="0">
                <text:p>0</text:p>
                <draw:g>
                  <svg:desc>'Teste 2h RTAI - Tarefas Aperiódicas'.F7:'Teste 2h RTAI - Tarefas Aperiódicas'.F108</svg:desc>
                </draw:g>
              </table:table-cell>
              <table:table-cell office:value-type="float" office:value="0">
                <text:p>0</text:p>
                <draw:g>
                  <svg:desc>'Teste 2h RTAI - Tarefas Aperiódicas'.G7:'Teste 2h RTAI - Tarefas Aperiódicas'.G108</svg:desc>
                </draw:g>
              </table:table-cell>
              <table:table-cell office:value-type="float" office:value="0">
                <text:p>0</text:p>
                <draw:g>
                  <svg:desc>'Teste 2h RTAI - Tarefas Aperiódicas'.H7:'Teste 2h RTAI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843">
                <text:p>8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1242">
                <text:p>124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31">
                <text:p>631</text:p>
              </table:table-cell>
              <table:table-cell office:value-type="float" office:value="51">
                <text:p>51</text:p>
              </table:table-cell>
              <table:table-cell office:value-type="float" office:value="1664">
                <text:p>166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625">
                <text:p>1625</text:p>
              </table:table-cell>
              <table:table-cell office:value-type="float" office:value="421">
                <text:p>421</text:p>
              </table:table-cell>
              <table:table-cell office:value-type="float" office:value="6637">
                <text:p>6637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2077">
                <text:p>2077</text:p>
              </table:table-cell>
              <table:table-cell office:value-type="float" office:value="484">
                <text:p>484</text:p>
              </table:table-cell>
              <table:table-cell office:value-type="float" office:value="9760">
                <text:p>9760</text:p>
              </table:table-cell>
              <table:table-cell office:value-type="float" office:value="1752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91">
                <text:p>3391</text:p>
              </table:table-cell>
              <table:table-cell office:value-type="float" office:value="711">
                <text:p>711</text:p>
              </table:table-cell>
              <table:table-cell office:value-type="float" office:value="12707">
                <text:p>12707</text:p>
              </table:table-cell>
              <table:table-cell office:value-type="float" office:value="2072">
                <text:p>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2271">
                <text:p>2271</text:p>
              </table:table-cell>
              <table:table-cell office:value-type="float" office:value="2736">
                <text:p>2736</text:p>
              </table:table-cell>
              <table:table-cell office:value-type="float" office:value="18559">
                <text:p>18559</text:p>
              </table:table-cell>
              <table:table-cell office:value-type="float" office:value="3829">
                <text:p>3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0">
                <text:p>110</text:p>
              </table:table-cell>
              <table:table-cell office:value-type="float" office:value="991">
                <text:p>991</text:p>
              </table:table-cell>
              <table:table-cell office:value-type="float" office:value="4319">
                <text:p>4319</text:p>
              </table:table-cell>
              <table:table-cell office:value-type="float" office:value="3324">
                <text:p>3324</text:p>
              </table:table-cell>
              <table:table-cell office:value-type="float" office:value="14154">
                <text:p>14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610">
                <text:p>610</text:p>
              </table:table-cell>
              <table:table-cell office:value-type="float" office:value="5758">
                <text:p>5758</text:p>
              </table:table-cell>
              <table:table-cell office:value-type="float" office:value="1252">
                <text:p>1252</text:p>
              </table:table-cell>
              <table:table-cell office:value-type="float" office:value="17111">
                <text:p>17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82">
                <text:p>482</text:p>
              </table:table-cell>
              <table:table-cell office:value-type="float" office:value="513">
                <text:p>513</text:p>
              </table:table-cell>
              <table:table-cell office:value-type="float" office:value="7815">
                <text:p>7815</text:p>
              </table:table-cell>
              <table:table-cell office:value-type="float" office:value="696">
                <text:p>696</text:p>
              </table:table-cell>
              <table:table-cell office:value-type="float" office:value="27470">
                <text:p>274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05">
                <text:p>905</text:p>
              </table:table-cell>
              <table:table-cell office:value-type="float" office:value="1683">
                <text:p>1683</text:p>
              </table:table-cell>
              <table:table-cell office:value-type="float" office:value="2394">
                <text:p>2394</text:p>
              </table:table-cell>
              <table:table-cell office:value-type="float" office:value="589">
                <text:p>589</text:p>
              </table:table-cell>
              <table:table-cell office:value-type="float" office:value="28221">
                <text:p>28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11">
                <text:p>911</text:p>
              </table:table-cell>
              <table:table-cell office:value-type="float" office:value="86">
                <text:p>86</text:p>
              </table:table-cell>
              <table:table-cell office:value-type="float" office:value="1358">
                <text:p>1358</text:p>
              </table:table-cell>
              <table:table-cell office:value-type="float" office:value="211">
                <text:p>211</text:p>
              </table:table-cell>
              <table:table-cell office:value-type="float" office:value="5664">
                <text:p>5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76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955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3417">
                <text:p>34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1416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6162">
                <text:p>61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69">
                <text:p>255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04">
                <text:p>45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0325">
                <text:p>503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3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83">
                <text:p>5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24">
                <text:p>15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996">
                <text:p>3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694">
                <text:p>33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756">
                <text:p>6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498">
                <text:p>1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8">
                <text:p>3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5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7">
                <text:p>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4">
                <text:p>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5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legend chart:legend-position="bottom" svg:x="2.463cm" svg:y="9.631cm" style:legend-expansion="wide" chart:style-name="ch2"/>
        <chart:plot-area chart:style-name="ch3" table:cell-range-address="'Teste 2h RTAI - Tarefas Periódicas'.A7:'Teste 2h RTAI - Tarefas Periódicas'.F108 'Teste 2h RTAI - Tarefas Periódicas'.B4:'Teste 2h RTAI - Tarefas Periódicas'.F4" chart:data-source-has-labels="both" svg:x="1.353cm" svg:y="0.198cm" svg:width="15.51cm" svg:height="8.36cm">
          <chartooo:coordinate-region svg:x="2.662cm" svg:y="0.424cm" svg:width="14.183cm" svg:height="7.116cm"/>
          <chart:axis chart:dimension="x" chart:name="primary-x" chart:style-name="ch4" chartooo:axis-type="text">
            <chart:title svg:x="8.098cm" svg:y="8.766cm" chart:style-name="ch5">
              <text:p>Latência (us)</text:p>
            </chart:title>
            <chart:categories table:cell-range-address="'Teste 2h RTAI - Tarefas Periódicas'.A7:'Teste 2h RTAI - Tarefas Periódicas'.A108"/>
          </chart:axis>
          <chart:axis chart:dimension="y" chart:name="primary-y" chart:style-name="ch6">
            <chart:title svg:x="0.449cm" svg:y="5.533cm" chart:style-name="ch7">
              <text:p>Núm Mediçõe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este 2h RTAI - Tarefas Periódicas'.B7:'Teste 2h RTAI - Tarefas Periódicas'.B108" chart:label-cell-address="'Teste 2h RTAI - Tarefas Periódicas'.B4:'Teste 2h RTAI - Tarefas Periódicas'.B4" chart:class="chart:line">
            <chart:data-point chart:repeated="102"/>
          </chart:series>
          <chart:series chart:style-name="ch11" chart:values-cell-range-address="'Teste 2h RTAI - Tarefas Periódicas'.C7:'Teste 2h RTAI - Tarefas Periódicas'.C108" chart:label-cell-address="'Teste 2h RTAI - Tarefas Periódicas'.C4:'Teste 2h RTAI - Tarefas Periódicas'.C4" chart:class="chart:line">
            <chart:data-point chart:repeated="102"/>
          </chart:series>
          <chart:series chart:style-name="ch12" chart:values-cell-range-address="'Teste 2h RTAI - Tarefas Periódicas'.D7:'Teste 2h RTAI - Tarefas Periódicas'.D108" chart:label-cell-address="'Teste 2h RTAI - Tarefas Periódicas'.D4:'Teste 2h RTAI - Tarefas Periódicas'.D4" chart:class="chart:line">
            <chart:data-point chart:repeated="102"/>
          </chart:series>
          <chart:series chart:style-name="ch13" chart:values-cell-range-address="'Teste 2h RTAI - Tarefas Periódicas'.E7:'Teste 2h RTAI - Tarefas Periódicas'.E108" chart:label-cell-address="'Teste 2h RTAI - Tarefas Periódicas'.E4:'Teste 2h RTAI - Tarefas Periódicas'.E4" chart:class="chart:line">
            <chart:data-point chart:repeated="102"/>
          </chart:series>
          <chart:series chart:style-name="ch14" chart:values-cell-range-address="'Teste 2h RTAI - Tarefas Periódicas'.F7:'Teste 2h RTAI - Tarefas Periódicas'.F108" chart:label-cell-address="'Teste 2h RTAI - Tarefas Periódicas'.F4:'Teste 2h RTAI - Tarefas Periódicas'.F4" chart:class="chart:line">
            <chart:data-point chart:repeated="10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Periódicas'.B4:'Teste 2h RTAI - Tarefas Periódicas'.B4</svg:desc>
                </draw:g>
              </table:table-cell>
              <table:table-cell office:value-type="string">
                <text:p>Thread 1</text:p>
                <draw:g>
                  <svg:desc>'Teste 2h RTAI - Tarefas Periódicas'.C4:'Teste 2h RTAI - Tarefas Periódicas'.C4</svg:desc>
                </draw:g>
              </table:table-cell>
              <table:table-cell office:value-type="string">
                <text:p>Thread 2</text:p>
                <draw:g>
                  <svg:desc>'Teste 2h RTAI - Tarefas Periódicas'.D4:'Teste 2h RTAI - Tarefas Periódicas'.D4</svg:desc>
                </draw:g>
              </table:table-cell>
              <table:table-cell office:value-type="string">
                <text:p>Thread 3</text:p>
                <draw:g>
                  <svg:desc>'Teste 2h RTAI - Tarefas Periódicas'.E4:'Teste 2h RTAI - Tarefas Periódicas'.E4</svg:desc>
                </draw:g>
              </table:table-cell>
              <table:table-cell office:value-type="string">
                <text:p>Thread 4</text:p>
                <draw:g>
                  <svg:desc>'Teste 2h RTAI - Tarefas Periódicas'.F4:'Teste 2h RTAI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Periódicas'.A7:'Teste 2h RTAI - Tarefas Periódicas'.A108</svg:desc>
                </draw:g>
              </table:table-cell>
              <table:table-cell office:value-type="float" office:value="0">
                <text:p>0</text:p>
                <draw:g>
                  <svg:desc>'Teste 2h RTAI - Tarefas Periódicas'.B7:'Teste 2h RTAI - Tarefas Periódicas'.B108</svg:desc>
                </draw:g>
              </table:table-cell>
              <table:table-cell office:value-type="float" office:value="0">
                <text:p>0</text:p>
                <draw:g>
                  <svg:desc>'Teste 2h RTAI - Tarefas Periódicas'.C7:'Teste 2h RTAI - Tarefas Periódicas'.C108</svg:desc>
                </draw:g>
              </table:table-cell>
              <table:table-cell office:value-type="float" office:value="0">
                <text:p>0</text:p>
                <draw:g>
                  <svg:desc>'Teste 2h RTAI - Tarefas Periódicas'.D7:'Teste 2h RTAI - Tarefas Periódicas'.D108</svg:desc>
                </draw:g>
              </table:table-cell>
              <table:table-cell office:value-type="float" office:value="0">
                <text:p>0</text:p>
                <draw:g>
                  <svg:desc>'Teste 2h RTAI - Tarefas Periódicas'.E7:'Teste 2h RTAI - Tarefas Periódicas'.E108</svg:desc>
                </draw:g>
              </table:table-cell>
              <table:table-cell office:value-type="float" office:value="0">
                <text:p>0</text:p>
                <draw:g>
                  <svg:desc>'Teste 2h RTAI - Tarefas Periódicas'.F7:'Teste 2h RTAI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1132">
                <text:p>11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625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1283">
                <text:p>12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236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1769">
                <text:p>176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2573">
                <text:p>2573</text:p>
              </table:table-cell>
              <table:table-cell office:value-type="float" office:value="21">
                <text:p>21</text:p>
              </table:table-cell>
              <table:table-cell office:value-type="float" office:value="7105">
                <text:p>710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7">
                <text:p>417</text:p>
              </table:table-cell>
              <table:table-cell office:value-type="float" office:value="4570">
                <text:p>4570</text:p>
              </table:table-cell>
              <table:table-cell office:value-type="float" office:value="289">
                <text:p>289</text:p>
              </table:table-cell>
              <table:table-cell office:value-type="float" office:value="10646">
                <text:p>1064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72">
                <text:p>872</text:p>
              </table:table-cell>
              <table:table-cell office:value-type="float" office:value="3576">
                <text:p>3576</text:p>
              </table:table-cell>
              <table:table-cell office:value-type="float" office:value="650">
                <text:p>650</text:p>
              </table:table-cell>
              <table:table-cell office:value-type="float" office:value="12058">
                <text:p>12058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55">
                <text:p>855</text:p>
              </table:table-cell>
              <table:table-cell office:value-type="float" office:value="79">
                <text:p>79</text:p>
              </table:table-cell>
              <table:table-cell office:value-type="float" office:value="606">
                <text:p>606</text:p>
              </table:table-cell>
              <table:table-cell office:value-type="float" office:value="22013">
                <text:p>22013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2024">
                <text:p>2024</text:p>
              </table:table-cell>
              <table:table-cell office:value-type="float" office:value="1399">
                <text:p>1399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4912">
                <text:p>4912</text:p>
              </table:table-cell>
              <table:table-cell office:value-type="float" office:value="5">
                <text:p>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18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4817">
                <text:p>4817</text:p>
              </table:table-cell>
              <table:table-cell office:value-type="float" office:value="0">
                <text:p>0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4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11976">
                <text:p>11976</text:p>
              </table:table-cell>
              <table:table-cell office:value-type="float" office:value="9">
                <text:p>9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3328">
                <text:p>3328</text:p>
              </table:table-cell>
              <table:table-cell office:value-type="float" office:value="4">
                <text:p>4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width="0.01cm"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legend chart:legend-position="bottom" svg:x="2.463cm" svg:y="9.631cm" style:legend-expansion="wide" chart:style-name="ch2"/>
        <chart:plot-area chart:style-name="ch3" table:cell-range-address="'Teste 2h Preempt_RT - Tarefas Periódicas'.A7:'Teste 2h Preempt_RT - Tarefas Periódicas'.F108 'Teste 2h Preempt_RT - Tarefas Periódicas'.B4:'Teste 2h Preempt_RT - Tarefas Periódicas'.F4" chart:data-source-has-labels="both" svg:x="1.353cm" svg:y="0.169cm" svg:width="15.51cm" svg:height="8.488cm">
          <chartooo:coordinate-region svg:x="2.662cm" svg:y="0.396cm" svg:width="14.183cm" svg:height="7.243cm"/>
          <chart:axis chart:dimension="x" chart:name="primary-x" chart:style-name="ch4" chartooo:axis-type="text">
            <chart:title svg:x="8.098cm" svg:y="8.865cm" chart:style-name="ch5">
              <text:p>Latência (us)</text:p>
            </chart:title>
            <chart:categories table:cell-range-address="'Teste 2h Preempt_RT - Tarefas Periódicas'.A7:'Teste 2h Preempt_RT - Tarefas Periódicas'.A108"/>
          </chart:axis>
          <chart:axis chart:dimension="y" chart:name="primary-y" chart:style-name="ch6">
            <chart:title svg:x="0.449cm" svg:y="5.608cm" chart:style-name="ch7">
              <text:p>Núm. Mediçõe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este 2h Preempt_RT - Tarefas Periódicas'.B7:'Teste 2h Preempt_RT - Tarefas Periódicas'.B108" chart:label-cell-address="'Teste 2h Preempt_RT - Tarefas Periódicas'.B4:'Teste 2h Preempt_RT - Tarefas Periódicas'.B4" chart:class="chart:line">
            <chart:data-point chart:repeated="102"/>
          </chart:series>
          <chart:series chart:style-name="ch11" chart:values-cell-range-address="'Teste 2h Preempt_RT - Tarefas Periódicas'.C7:'Teste 2h Preempt_RT - Tarefas Periódicas'.C108" chart:label-cell-address="'Teste 2h Preempt_RT - Tarefas Periódicas'.C4:'Teste 2h Preempt_RT - Tarefas Periódicas'.C4" chart:class="chart:line">
            <chart:data-point chart:repeated="102"/>
          </chart:series>
          <chart:series chart:style-name="ch12" chart:values-cell-range-address="'Teste 2h Preempt_RT - Tarefas Periódicas'.D7:'Teste 2h Preempt_RT - Tarefas Periódicas'.D108" chart:label-cell-address="'Teste 2h Preempt_RT - Tarefas Periódicas'.D4:'Teste 2h Preempt_RT - Tarefas Periódicas'.D4" chart:class="chart:line">
            <chart:data-point chart:repeated="102"/>
          </chart:series>
          <chart:series chart:style-name="ch13" chart:values-cell-range-address="'Teste 2h Preempt_RT - Tarefas Periódicas'.E7:'Teste 2h Preempt_RT - Tarefas Periódicas'.E108" chart:label-cell-address="'Teste 2h Preempt_RT - Tarefas Periódicas'.E4:'Teste 2h Preempt_RT - Tarefas Periódicas'.E4" chart:class="chart:line">
            <chart:data-point chart:repeated="102"/>
          </chart:series>
          <chart:series chart:style-name="ch14" chart:values-cell-range-address="'Teste 2h Preempt_RT - Tarefas Periódicas'.F7:'Teste 2h Preempt_RT - Tarefas Periódicas'.F108" chart:label-cell-address="'Teste 2h Preempt_RT - Tarefas Periódicas'.F4:'Teste 2h Preempt_RT - Tarefas Periódicas'.F4" chart:class="chart:line">
            <chart:data-point chart:repeated="10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Periódicas'.B4:'Teste 2h Preempt_RT - Tarefas Periódicas'.B4</svg:desc>
                </draw:g>
              </table:table-cell>
              <table:table-cell office:value-type="string">
                <text:p>Thread 1</text:p>
                <draw:g>
                  <svg:desc>'Teste 2h Preempt_RT - Tarefas Periódicas'.C4:'Teste 2h Preempt_RT - Tarefas Periódicas'.C4</svg:desc>
                </draw:g>
              </table:table-cell>
              <table:table-cell office:value-type="string">
                <text:p>Thread 2</text:p>
                <draw:g>
                  <svg:desc>'Teste 2h Preempt_RT - Tarefas Periódicas'.D4:'Teste 2h Preempt_RT - Tarefas Periódicas'.D4</svg:desc>
                </draw:g>
              </table:table-cell>
              <table:table-cell office:value-type="string">
                <text:p>Thread 3</text:p>
                <draw:g>
                  <svg:desc>'Teste 2h Preempt_RT - Tarefas Periódicas'.E4:'Teste 2h Preempt_RT - Tarefas Periódicas'.E4</svg:desc>
                </draw:g>
              </table:table-cell>
              <table:table-cell office:value-type="string">
                <text:p>Thread 4</text:p>
                <draw:g>
                  <svg:desc>'Teste 2h Preempt_RT - Tarefas Periódicas'.F4:'Teste 2h Preempt_RT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Periódicas'.A7:'Teste 2h Preempt_RT - Tarefas 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B7:'Teste 2h Preempt_RT - Tarefas 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C7:'Teste 2h Preempt_RT - Tarefas 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D7:'Teste 2h Preempt_RT - Tarefas 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E7:'Teste 2h Preempt_RT - Tarefas 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F7:'Teste 2h Preempt_RT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95">
                <text:p>19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1271">
                <text:p>1271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6272">
                <text:p>6272</text:p>
              </table:table-cell>
              <table:table-cell office:value-type="float" office:value="4519">
                <text:p>4519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29">
                <text:p>1529</text:p>
              </table:table-cell>
              <table:table-cell office:value-type="float" office:value="2942">
                <text:p>2942</text:p>
              </table:table-cell>
              <table:table-cell office:value-type="float" office:value="10941">
                <text:p>10941</text:p>
              </table:table-cell>
              <table:table-cell office:value-type="float" office:value="14965">
                <text:p>149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790">
                <text:p>2790</text:p>
              </table:table-cell>
              <table:table-cell office:value-type="float" office:value="1304">
                <text:p>1304</text:p>
              </table:table-cell>
              <table:table-cell office:value-type="float" office:value="9394">
                <text:p>9394</text:p>
              </table:table-cell>
              <table:table-cell office:value-type="float" office:value="10792">
                <text:p>107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44">
                <text:p>1244</text:p>
              </table:table-cell>
              <table:table-cell office:value-type="float" office:value="5722">
                <text:p>5722</text:p>
              </table:table-cell>
              <table:table-cell office:value-type="float" office:value="2389">
                <text:p>2389</text:p>
              </table:table-cell>
              <table:table-cell office:value-type="float" office:value="11126">
                <text:p>111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4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7978">
                <text:p>7978</text:p>
              </table:table-cell>
              <table:table-cell office:value-type="float" office:value="1911">
                <text:p>1911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2">
                <text:p>782</text:p>
              </table:table-cell>
              <table:table-cell office:value-type="float" office:value="1180">
                <text:p>1180</text:p>
              </table:table-cell>
              <table:table-cell office:value-type="float" office:value="1601">
                <text:p>1601</text:p>
              </table:table-cell>
              <table:table-cell office:value-type="float" office:value="7703">
                <text:p>7703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1233">
                <text:p>1233</text:p>
              </table:table-cell>
              <table:table-cell office:value-type="float" office:value="688">
                <text:p>688</text:p>
              </table:table-cell>
              <table:table-cell office:value-type="float" office:value="9157">
                <text:p>9157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60">
                <text:p>560</text:p>
              </table:table-cell>
              <table:table-cell office:value-type="float" office:value="584">
                <text:p>584</text:p>
              </table:table-cell>
              <table:table-cell office:value-type="float" office:value="606">
                <text:p>606</text:p>
              </table:table-cell>
              <table:table-cell office:value-type="float" office:value="5589">
                <text:p>558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316">
                <text:p>316</text:p>
              </table:table-cell>
              <table:table-cell office:value-type="float" office:value="424">
                <text:p>424</text:p>
              </table:table-cell>
              <table:table-cell office:value-type="float" office:value="3012">
                <text:p>3012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153">
                <text:p>153</text:p>
              </table:table-cell>
              <table:table-cell office:value-type="float" office:value="1207">
                <text:p>1207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9">
                <text:p>309</text:p>
              </table:table-cell>
              <table:table-cell office:value-type="float" office:value="254">
                <text:p>254</text:p>
              </table:table-cell>
              <table:table-cell office:value-type="float" office:value="37">
                <text:p>37</text:p>
              </table:table-cell>
              <table:table-cell office:value-type="float" office:value="243">
                <text:p>24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4">
                <text:p>264</text:p>
              </table:table-cell>
              <table:table-cell office:value-type="float" office:value="238">
                <text:p>238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202">
                <text:p>20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50">
                <text:p>350</text:p>
              </table:table-cell>
              <table:table-cell office:value-type="float" office:value="262">
                <text:p>26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39">
                <text:p>439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8">
                <text:p>488</text:p>
              </table:table-cell>
              <table:table-cell office:value-type="float" office:value="353">
                <text:p>35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32">
                <text:p>4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5">
                <text:p>515</text:p>
              </table:table-cell>
              <table:table-cell office:value-type="float" office:value="549">
                <text:p>5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9">
                <text:p>239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337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legend chart:legend-position="bottom" svg:x="3.163cm" svg:y="9.133cm" style:legend-expansion="wide" chart:style-name="ch2"/>
        <chart:plot-area chart:style-name="ch3" table:cell-range-address="'Teste 2h Preempt_RT - Tarefas Aperiódicas'.A7:'Teste 2h Preempt_RT - Tarefas Aperiódicas'.H108 'Teste 2h Preempt_RT - Tarefas Aperiódicas'.B4:'Teste 2h Preempt_RT - Tarefas Aperiódicas'.H4" chart:data-source-has-labels="both" svg:x="1.353cm" svg:y="0.356cm" svg:width="15.509cm" svg:height="7.837cm">
          <chartooo:coordinate-region svg:x="2.662cm" svg:y="0.582cm" svg:width="14.182cm" svg:height="6.593cm"/>
          <chart:axis chart:dimension="x" chart:name="primary-x" chart:style-name="ch4" chartooo:axis-type="text">
            <chart:title svg:x="8.097cm" svg:y="8.401cm" chart:style-name="ch5">
              <text:p>Latência (us)</text:p>
            </chart:title>
            <chart:categories table:cell-range-address="'Teste 2h Preempt_RT - Tarefas Aperiódicas'.A7:'Teste 2h Preempt_RT - Tarefas Aperiódicas'.A108"/>
          </chart:axis>
          <chart:axis chart:dimension="y" chart:name="primary-y" chart:style-name="ch6">
            <chart:title svg:x="0.449cm" svg:y="5.469cm" chart:style-name="ch7">
              <text:p>Núm. Mediçõe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este 2h Preempt_RT - Tarefas Aperiódicas'.B7:'Teste 2h Preempt_RT - Tarefas Aperiódicas'.B108" chart:label-cell-address="'Teste 2h Preempt_RT - Tarefas Aperiódicas'.B4:'Teste 2h Preempt_RT - Tarefas Aperiódicas'.B4" chart:class="chart:line">
            <chart:data-point chart:repeated="102"/>
          </chart:series>
          <chart:series chart:style-name="ch11" chart:values-cell-range-address="'Teste 2h Preempt_RT - Tarefas Aperiódicas'.C7:'Teste 2h Preempt_RT - Tarefas Aperiódicas'.C108" chart:label-cell-address="'Teste 2h Preempt_RT - Tarefas Aperiódicas'.C4:'Teste 2h Preempt_RT - Tarefas Aperiódicas'.C4" chart:class="chart:line">
            <chart:data-point chart:repeated="102"/>
          </chart:series>
          <chart:series chart:style-name="ch12" chart:values-cell-range-address="'Teste 2h Preempt_RT - Tarefas Aperiódicas'.D7:'Teste 2h Preempt_RT - Tarefas Aperiódicas'.D108" chart:label-cell-address="'Teste 2h Preempt_RT - Tarefas Aperiódicas'.D4:'Teste 2h Preempt_RT - Tarefas Aperiódicas'.D4" chart:class="chart:line">
            <chart:data-point chart:repeated="102"/>
          </chart:series>
          <chart:series chart:style-name="ch13" chart:values-cell-range-address="'Teste 2h Preempt_RT - Tarefas Aperiódicas'.E7:'Teste 2h Preempt_RT - Tarefas Aperiódicas'.E108" chart:label-cell-address="'Teste 2h Preempt_RT - Tarefas Aperiódicas'.E4:'Teste 2h Preempt_RT - Tarefas Aperiódicas'.E4" chart:class="chart:line">
            <chart:data-point chart:repeated="102"/>
          </chart:series>
          <chart:series chart:style-name="ch14" chart:values-cell-range-address="'Teste 2h Preempt_RT - Tarefas Aperiódicas'.F7:'Teste 2h Preempt_RT - Tarefas Aperiódicas'.F108" chart:label-cell-address="'Teste 2h Preempt_RT - Tarefas Aperiódicas'.F4:'Teste 2h Preempt_RT - Tarefas Aperiódicas'.F4" chart:class="chart:line">
            <chart:data-point chart:repeated="102"/>
          </chart:series>
          <chart:series chart:style-name="ch15" chart:values-cell-range-address="'Teste 2h Preempt_RT - Tarefas Aperiódicas'.G7:'Teste 2h Preempt_RT - Tarefas Aperiódicas'.G108" chart:label-cell-address="'Teste 2h Preempt_RT - Tarefas Aperiódicas'.G4:'Teste 2h Preempt_RT - Tarefas Aperiódicas'.G4" chart:class="chart:line">
            <chart:data-point chart:repeated="102"/>
          </chart:series>
          <chart:series chart:style-name="ch16" chart:values-cell-range-address="'Teste 2h Preempt_RT - Tarefas Aperiódicas'.H7:'Teste 2h Preempt_RT - Tarefas Aperiódicas'.H108" chart:label-cell-address="'Teste 2h Preempt_RT - Tarefas Aperiódicas'.H4:'Teste 2h Preempt_RT - Tarefas Aperiódicas'.H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Aperiódicas'.B4:'Teste 2h Preempt_RT - Tarefas Aperiódicas'.B4</svg:desc>
                </draw:g>
              </table:table-cell>
              <table:table-cell office:value-type="string">
                <text:p>Thread 1</text:p>
                <draw:g>
                  <svg:desc>'Teste 2h Preempt_RT - Tarefas Aperiódicas'.C4:'Teste 2h Preempt_RT - Tarefas Aperiódicas'.C4</svg:desc>
                </draw:g>
              </table:table-cell>
              <table:table-cell office:value-type="string">
                <text:p>Thread 2</text:p>
                <draw:g>
                  <svg:desc>'Teste 2h Preempt_RT - Tarefas Aperiódicas'.D4:'Teste 2h Preempt_RT - Tarefas Aperiódicas'.D4</svg:desc>
                </draw:g>
              </table:table-cell>
              <table:table-cell office:value-type="string">
                <text:p>Thread 3</text:p>
                <draw:g>
                  <svg:desc>'Teste 2h Preempt_RT - Tarefas Aperiódicas'.E4:'Teste 2h Preempt_RT - Tarefas Aperiódicas'.E4</svg:desc>
                </draw:g>
              </table:table-cell>
              <table:table-cell office:value-type="string">
                <text:p>Thread 4</text:p>
                <draw:g>
                  <svg:desc>'Teste 2h Preempt_RT - Tarefas Aperiódicas'.F4:'Teste 2h Preempt_RT - Tarefas Aperiódicas'.F4</svg:desc>
                </draw:g>
              </table:table-cell>
              <table:table-cell office:value-type="string">
                <text:p>Thread Ap 0</text:p>
                <draw:g>
                  <svg:desc>'Teste 2h Preempt_RT - Tarefas Aperiódicas'.G4:'Teste 2h Preempt_RT - Tarefas Aperiódicas'.G4</svg:desc>
                </draw:g>
              </table:table-cell>
              <table:table-cell office:value-type="string">
                <text:p>Thread Ap 1</text:p>
                <draw:g>
                  <svg:desc>'Teste 2h Preempt_RT - Tarefas Aperiódicas'.H4:'Teste 2h Preempt_RT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Aperiódicas'.A7:'Teste 2h Preempt_RT - Tarefas A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B7:'Teste 2h Preempt_RT - Tarefas A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C7:'Teste 2h Preempt_RT - Tarefas A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D7:'Teste 2h Preempt_RT - Tarefas A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E7:'Teste 2h Preempt_RT - Tarefas A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F7:'Teste 2h Preempt_RT - Tarefas Aperiódicas'.F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G7:'Teste 2h Preempt_RT - Tarefas Aperiódicas'.G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H7:'Teste 2h Preempt_RT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783">
                <text:p>1783</text:p>
              </table:table-cell>
              <table:table-cell office:value-type="float" office:value="728">
                <text:p>728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425">
                <text:p>425</text:p>
              </table:table-cell>
              <table:table-cell office:value-type="float" office:value="1231">
                <text:p>1231</text:p>
              </table:table-cell>
              <table:table-cell office:value-type="float" office:value="10422">
                <text:p>10422</text:p>
              </table:table-cell>
              <table:table-cell office:value-type="float" office:value="15880">
                <text:p>15880</text:p>
              </table:table-cell>
              <table:table-cell office:value-type="float" office:value="1072">
                <text:p>10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2494">
                <text:p>2494</text:p>
              </table:table-cell>
              <table:table-cell office:value-type="float" office:value="4809">
                <text:p>4809</text:p>
              </table:table-cell>
              <table:table-cell office:value-type="float" office:value="13855">
                <text:p>13855</text:p>
              </table:table-cell>
              <table:table-cell office:value-type="float" office:value="11744">
                <text:p>11744</text:p>
              </table:table-cell>
              <table:table-cell office:value-type="float" office:value="2149">
                <text:p>2149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  <table:table-cell office:value-type="float" office:value="1002">
                <text:p>1002</text:p>
              </table:table-cell>
              <table:table-cell office:value-type="float" office:value="5424">
                <text:p>5424</text:p>
              </table:table-cell>
              <table:table-cell office:value-type="float" office:value="3134">
                <text:p>3134</text:p>
              </table:table-cell>
              <table:table-cell office:value-type="float" office:value="6614">
                <text:p>6614</text:p>
              </table:table-cell>
              <table:table-cell office:value-type="float" office:value="1970">
                <text:p>197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548">
                <text:p>548</text:p>
              </table:table-cell>
              <table:table-cell office:value-type="float" office:value="2727">
                <text:p>2727</text:p>
              </table:table-cell>
              <table:table-cell office:value-type="float" office:value="615">
                <text:p>615</text:p>
              </table:table-cell>
              <table:table-cell office:value-type="float" office:value="10225">
                <text:p>10225</text:p>
              </table:table-cell>
              <table:table-cell office:value-type="float" office:value="3846">
                <text:p>3846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87">
                <text:p>387</text:p>
              </table:table-cell>
              <table:table-cell office:value-type="float" office:value="493">
                <text:p>493</text:p>
              </table:table-cell>
              <table:table-cell office:value-type="float" office:value="2158">
                <text:p>2158</text:p>
              </table:table-cell>
              <table:table-cell office:value-type="float" office:value="1802">
                <text:p>1802</text:p>
              </table:table-cell>
              <table:table-cell office:value-type="float" office:value="20896">
                <text:p>20896</text:p>
              </table:table-cell>
              <table:table-cell office:value-type="float" office:value="10474">
                <text:p>10474</text:p>
              </table:table-cell>
              <table:table-cell office:value-type="float" office:value="10578">
                <text:p>105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42">
                <text:p>1442</text:p>
              </table:table-cell>
              <table:table-cell office:value-type="float" office:value="1743">
                <text:p>1743</text:p>
              </table:table-cell>
              <table:table-cell office:value-type="float" office:value="3785">
                <text:p>3785</text:p>
              </table:table-cell>
              <table:table-cell office:value-type="float" office:value="6338">
                <text:p>6338</text:p>
              </table:table-cell>
              <table:table-cell office:value-type="float" office:value="23427">
                <text:p>23427</text:p>
              </table:table-cell>
              <table:table-cell office:value-type="float" office:value="31622">
                <text:p>31622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0">
                <text:p>1370</text:p>
              </table:table-cell>
              <table:table-cell office:value-type="float" office:value="1707">
                <text:p>1707</text:p>
              </table:table-cell>
              <table:table-cell office:value-type="float" office:value="1882">
                <text:p>1882</text:p>
              </table:table-cell>
              <table:table-cell office:value-type="float" office:value="5443">
                <text:p>5443</text:p>
              </table:table-cell>
              <table:table-cell office:value-type="float" office:value="4957">
                <text:p>4957</text:p>
              </table:table-cell>
              <table:table-cell office:value-type="float" office:value="31081">
                <text:p>31081</text:p>
              </table:table-cell>
              <table:table-cell office:value-type="float" office:value="30697">
                <text:p>306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4">
                <text:p>384</text:p>
              </table:table-cell>
              <table:table-cell office:value-type="float" office:value="628">
                <text:p>628</text:p>
              </table:table-cell>
              <table:table-cell office:value-type="float" office:value="470">
                <text:p>470</text:p>
              </table:table-cell>
              <table:table-cell office:value-type="float" office:value="1510">
                <text:p>1510</text:p>
              </table:table-cell>
              <table:table-cell office:value-type="float" office:value="1819">
                <text:p>1819</text:p>
              </table:table-cell>
              <table:table-cell office:value-type="float" office:value="11258">
                <text:p>11258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5">
                <text:p>165</text:p>
              </table:table-cell>
              <table:table-cell office:value-type="float" office:value="376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683">
                <text:p>683</text:p>
              </table:table-cell>
              <table:table-cell office:value-type="float" office:value="1614">
                <text:p>1614</text:p>
              </table:table-cell>
              <table:table-cell office:value-type="float" office:value="5731">
                <text:p>5731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371">
                <text:p>371</text:p>
              </table:table-cell>
              <table:table-cell office:value-type="float" office:value="347">
                <text:p>347</text:p>
              </table:table-cell>
              <table:table-cell office:value-type="float" office:value="603">
                <text:p>603</text:p>
              </table:table-cell>
              <table:table-cell office:value-type="float" office:value="1760">
                <text:p>1760</text:p>
              </table:table-cell>
              <table:table-cell office:value-type="float" office:value="4434">
                <text:p>443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389">
                <text:p>389</text:p>
              </table:table-cell>
              <table:table-cell office:value-type="float" office:value="282">
                <text:p>282</text:p>
              </table:table-cell>
              <table:table-cell office:value-type="float" office:value="587">
                <text:p>587</text:p>
              </table:table-cell>
              <table:table-cell office:value-type="float" office:value="1901">
                <text:p>1901</text:p>
              </table:table-cell>
              <table:table-cell office:value-type="float" office:value="3914">
                <text:p>3914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6">
                <text:p>156</text:p>
              </table:table-cell>
              <table:table-cell office:value-type="float" office:value="382">
                <text:p>382</text:p>
              </table:table-cell>
              <table:table-cell office:value-type="float" office:value="259">
                <text:p>259</text:p>
              </table:table-cell>
              <table:table-cell office:value-type="float" office:value="519">
                <text:p>519</text:p>
              </table:table-cell>
              <table:table-cell office:value-type="float" office:value="2026">
                <text:p>2026</text:p>
              </table:table-cell>
              <table:table-cell office:value-type="float" office:value="3695">
                <text:p>3695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444">
                <text:p>444</text:p>
              </table:table-cell>
              <table:table-cell office:value-type="float" office:value="355">
                <text:p>355</text:p>
              </table:table-cell>
              <table:table-cell office:value-type="float" office:value="566">
                <text:p>566</text:p>
              </table:table-cell>
              <table:table-cell office:value-type="float" office:value="2163">
                <text:p>2163</text:p>
              </table:table-cell>
              <table:table-cell office:value-type="float" office:value="3490">
                <text:p>349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490">
                <text:p>490</text:p>
              </table:table-cell>
              <table:table-cell office:value-type="float" office:value="389">
                <text:p>389</text:p>
              </table:table-cell>
              <table:table-cell office:value-type="float" office:value="628">
                <text:p>628</text:p>
              </table:table-cell>
              <table:table-cell office:value-type="float" office:value="2275">
                <text:p>2275</text:p>
              </table:table-cell>
              <table:table-cell office:value-type="float" office:value="3558">
                <text:p>355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1">
                <text:p>191</text:p>
              </table:table-cell>
              <table:table-cell office:value-type="float" office:value="591">
                <text:p>591</text:p>
              </table:table-cell>
              <table:table-cell office:value-type="float" office:value="465">
                <text:p>465</text:p>
              </table:table-cell>
              <table:table-cell office:value-type="float" office:value="765">
                <text:p>765</text:p>
              </table:table-cell>
              <table:table-cell office:value-type="float" office:value="2004">
                <text:p>2004</text:p>
              </table:table-cell>
              <table:table-cell office:value-type="float" office:value="3544">
                <text:p>3544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5">
                <text:p>265</text:p>
              </table:table-cell>
              <table:table-cell office:value-type="float" office:value="613">
                <text:p>613</text:p>
              </table:table-cell>
              <table:table-cell office:value-type="float" office:value="558">
                <text:p>558</text:p>
              </table:table-cell>
              <table:table-cell office:value-type="float" office:value="994">
                <text:p>994</text:p>
              </table:table-cell>
              <table:table-cell office:value-type="float" office:value="1815">
                <text:p>1815</text:p>
              </table:table-cell>
              <table:table-cell office:value-type="float" office:value="3602">
                <text:p>3602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543">
                <text:p>543</text:p>
              </table:table-cell>
              <table:table-cell office:value-type="float" office:value="647">
                <text:p>647</text:p>
              </table:table-cell>
              <table:table-cell office:value-type="float" office:value="1172">
                <text:p>1172</text:p>
              </table:table-cell>
              <table:table-cell office:value-type="float" office:value="1324">
                <text:p>1324</text:p>
              </table:table-cell>
              <table:table-cell office:value-type="float" office:value="3518">
                <text:p>3518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81">
                <text:p>381</text:p>
              </table:table-cell>
              <table:table-cell office:value-type="float" office:value="410">
                <text:p>410</text:p>
              </table:table-cell>
              <table:table-cell office:value-type="float" office:value="662">
                <text:p>662</text:p>
              </table:table-cell>
              <table:table-cell office:value-type="float" office:value="1404">
                <text:p>1404</text:p>
              </table:table-cell>
              <table:table-cell office:value-type="float" office:value="761">
                <text:p>761</text:p>
              </table:table-cell>
              <table:table-cell office:value-type="float" office:value="3355">
                <text:p>335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7">
                <text:p>377</text:p>
              </table:table-cell>
              <table:table-cell office:value-type="float" office:value="312">
                <text:p>312</text:p>
              </table:table-cell>
              <table:table-cell office:value-type="float" office:value="618">
                <text:p>618</text:p>
              </table:table-cell>
              <table:table-cell office:value-type="float" office:value="1424">
                <text:p>1424</text:p>
              </table:table-cell>
              <table:table-cell office:value-type="float" office:value="443">
                <text:p>443</text:p>
              </table:table-cell>
              <table:table-cell office:value-type="float" office:value="3057">
                <text:p>3057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468">
                <text:p>468</text:p>
              </table:table-cell>
              <table:table-cell office:value-type="float" office:value="1141">
                <text:p>1141</text:p>
              </table:table-cell>
              <table:table-cell office:value-type="float" office:value="196">
                <text:p>196</text:p>
              </table:table-cell>
              <table:table-cell office:value-type="float" office:value="2351">
                <text:p>2351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87">
                <text:p>87</text:p>
              </table:table-cell>
              <table:table-cell office:value-type="float" office:value="316">
                <text:p>316</text:p>
              </table:table-cell>
              <table:table-cell office:value-type="float" office:value="778">
                <text:p>778</text:p>
              </table:table-cell>
              <table:table-cell office:value-type="float" office:value="130">
                <text:p>130</text:p>
              </table:table-cell>
              <table:table-cell office:value-type="float" office:value="1479">
                <text:p>1479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1">
                <text:p>121</text:p>
              </table:table-cell>
              <table:table-cell office:value-type="float" office:value="43">
                <text:p>43</text:p>
              </table:table-cell>
              <table:table-cell office:value-type="float" office:value="172">
                <text:p>172</text:p>
              </table:table-cell>
              <table:table-cell office:value-type="float" office:value="452">
                <text:p>452</text:p>
              </table:table-cell>
              <table:table-cell office:value-type="float" office:value="84">
                <text:p>84</text:p>
              </table:table-cell>
              <table:table-cell office:value-type="float" office:value="879">
                <text:p>87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317">
                <text:p>317</text:p>
              </table:table-cell>
              <table:table-cell office:value-type="float" office:value="54">
                <text:p>54</text:p>
              </table:table-cell>
              <table:table-cell office:value-type="float" office:value="561">
                <text:p>56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8">
                <text:p>158</text:p>
              </table:table-cell>
              <table:table-cell office:value-type="float" office:value="42">
                <text:p>42</text:p>
              </table:table-cell>
              <table:table-cell office:value-type="float" office:value="327">
                <text:p>32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legend chart:legend-position="bottom" svg:x="3.163cm" svg:y="9.133cm" style:legend-expansion="wide" chart:style-name="ch2"/>
        <chart:plot-area chart:style-name="ch3" table:cell-range-address="'Teste 2h RTAI - Tarefas Aperiódicas'.A7:'Teste 2h RTAI - Tarefas Aperiódicas'.H108 'Teste 2h RTAI - Tarefas Aperiódicas'.B4:'Teste 2h RTAI - Tarefas Aperiódicas'.H4" chart:data-source-has-labels="both" svg:x="1.352cm" svg:y="0.145cm" svg:width="15.507cm" svg:height="8.1cm">
          <chartooo:coordinate-region svg:x="2.661cm" svg:y="0.371cm" svg:width="14.18cm" svg:height="6.856cm"/>
          <chart:axis chart:dimension="x" chart:name="primary-x" chart:style-name="ch4" chartooo:axis-type="text">
            <chart:title svg:x="8.095cm" svg:y="8.453cm" chart:style-name="ch5">
              <text:p>Latência (us)</text:p>
            </chart:title>
            <chart:categories table:cell-range-address="'Teste 2h RTAI - Tarefas Aperiódicas'.A7:'Teste 2h RTAI - Tarefas Aperiódicas'.A108"/>
          </chart:axis>
          <chart:axis chart:dimension="y" chart:name="primary-y" chart:style-name="ch6">
            <chart:title svg:x="0.448cm" svg:y="5.35cm" chart:style-name="ch7">
              <text:p>Núm Mediçõe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este 2h RTAI - Tarefas Aperiódicas'.B7:'Teste 2h RTAI - Tarefas Aperiódicas'.B108" chart:label-cell-address="'Teste 2h RTAI - Tarefas Aperiódicas'.B4:'Teste 2h RTAI - Tarefas Aperiódicas'.B4" chart:class="chart:line">
            <chart:data-point chart:repeated="102"/>
          </chart:series>
          <chart:series chart:style-name="ch11" chart:values-cell-range-address="'Teste 2h RTAI - Tarefas Aperiódicas'.C7:'Teste 2h RTAI - Tarefas Aperiódicas'.C108" chart:label-cell-address="'Teste 2h RTAI - Tarefas Aperiódicas'.C4:'Teste 2h RTAI - Tarefas Aperiódicas'.C4" chart:class="chart:line">
            <chart:data-point chart:repeated="102"/>
          </chart:series>
          <chart:series chart:style-name="ch12" chart:values-cell-range-address="'Teste 2h RTAI - Tarefas Aperiódicas'.D7:'Teste 2h RTAI - Tarefas Aperiódicas'.D108" chart:label-cell-address="'Teste 2h RTAI - Tarefas Aperiódicas'.D4:'Teste 2h RTAI - Tarefas Aperiódicas'.D4" chart:class="chart:line">
            <chart:data-point chart:repeated="102"/>
          </chart:series>
          <chart:series chart:style-name="ch13" chart:values-cell-range-address="'Teste 2h RTAI - Tarefas Aperiódicas'.E7:'Teste 2h RTAI - Tarefas Aperiódicas'.E108" chart:label-cell-address="'Teste 2h RTAI - Tarefas Aperiódicas'.E4:'Teste 2h RTAI - Tarefas Aperiódicas'.E4" chart:class="chart:line">
            <chart:data-point chart:repeated="102"/>
          </chart:series>
          <chart:series chart:style-name="ch14" chart:values-cell-range-address="'Teste 2h RTAI - Tarefas Aperiódicas'.F7:'Teste 2h RTAI - Tarefas Aperiódicas'.F108" chart:label-cell-address="'Teste 2h RTAI - Tarefas Aperiódicas'.F4:'Teste 2h RTAI - Tarefas Aperiódicas'.F4" chart:class="chart:line">
            <chart:data-point chart:repeated="102"/>
          </chart:series>
          <chart:series chart:style-name="ch15" chart:values-cell-range-address="'Teste 2h RTAI - Tarefas Aperiódicas'.G7:'Teste 2h RTAI - Tarefas Aperiódicas'.G108" chart:label-cell-address="'Teste 2h RTAI - Tarefas Aperiódicas'.G4:'Teste 2h RTAI - Tarefas Aperiódicas'.G4" chart:class="chart:line">
            <chart:data-point chart:repeated="102"/>
          </chart:series>
          <chart:series chart:style-name="ch16" chart:values-cell-range-address="'Teste 2h RTAI - Tarefas Aperiódicas'.H7:'Teste 2h RTAI - Tarefas Aperiódicas'.H108" chart:label-cell-address="'Teste 2h RTAI - Tarefas Aperiódicas'.H4:'Teste 2h RTAI - Tarefas Aperiódicas'.H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Aperiódicas'.B4:'Teste 2h RTAI - Tarefas Aperiódicas'.B4</svg:desc>
                </draw:g>
              </table:table-cell>
              <table:table-cell office:value-type="string">
                <text:p>Thread 1</text:p>
                <draw:g>
                  <svg:desc>'Teste 2h RTAI - Tarefas Aperiódicas'.C4:'Teste 2h RTAI - Tarefas Aperiódicas'.C4</svg:desc>
                </draw:g>
              </table:table-cell>
              <table:table-cell office:value-type="string">
                <text:p>Thread 2</text:p>
                <draw:g>
                  <svg:desc>'Teste 2h RTAI - Tarefas Aperiódicas'.D4:'Teste 2h RTAI - Tarefas Aperiódicas'.D4</svg:desc>
                </draw:g>
              </table:table-cell>
              <table:table-cell office:value-type="string">
                <text:p>Thread 3</text:p>
                <draw:g>
                  <svg:desc>'Teste 2h RTAI - Tarefas Aperiódicas'.E4:'Teste 2h RTAI - Tarefas Aperiódicas'.E4</svg:desc>
                </draw:g>
              </table:table-cell>
              <table:table-cell office:value-type="string">
                <text:p>Thread 4</text:p>
                <draw:g>
                  <svg:desc>'Teste 2h RTAI - Tarefas Aperiódicas'.F4:'Teste 2h RTAI - Tarefas Aperiódicas'.F4</svg:desc>
                </draw:g>
              </table:table-cell>
              <table:table-cell office:value-type="string">
                <text:p>Thread Ap 0</text:p>
                <draw:g>
                  <svg:desc>'Teste 2h RTAI - Tarefas Aperiódicas'.G4:'Teste 2h RTAI - Tarefas Aperiódicas'.G4</svg:desc>
                </draw:g>
              </table:table-cell>
              <table:table-cell office:value-type="string">
                <text:p>Thread Ap 1</text:p>
                <draw:g>
                  <svg:desc>'Teste 2h RTAI - Tarefas Aperiódicas'.H4:'Teste 2h RTAI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Aperiódicas'.A7:'Teste 2h RTAI - Tarefas Aperiódicas'.A108</svg:desc>
                </draw:g>
              </table:table-cell>
              <table:table-cell office:value-type="float" office:value="0">
                <text:p>0</text:p>
                <draw:g>
                  <svg:desc>'Teste 2h RTAI - Tarefas Aperiódicas'.B7:'Teste 2h RTAI - Tarefas Aperiódicas'.B108</svg:desc>
                </draw:g>
              </table:table-cell>
              <table:table-cell office:value-type="float" office:value="0">
                <text:p>0</text:p>
                <draw:g>
                  <svg:desc>'Teste 2h RTAI - Tarefas Aperiódicas'.C7:'Teste 2h RTAI - Tarefas Aperiódicas'.C108</svg:desc>
                </draw:g>
              </table:table-cell>
              <table:table-cell office:value-type="float" office:value="0">
                <text:p>0</text:p>
                <draw:g>
                  <svg:desc>'Teste 2h RTAI - Tarefas Aperiódicas'.D7:'Teste 2h RTAI - Tarefas Aperiódicas'.D108</svg:desc>
                </draw:g>
              </table:table-cell>
              <table:table-cell office:value-type="float" office:value="0">
                <text:p>0</text:p>
                <draw:g>
                  <svg:desc>'Teste 2h RTAI - Tarefas Aperiódicas'.E7:'Teste 2h RTAI - Tarefas Aperiódicas'.E108</svg:desc>
                </draw:g>
              </table:table-cell>
              <table:table-cell office:value-type="float" office:value="0">
                <text:p>0</text:p>
                <draw:g>
                  <svg:desc>'Teste 2h RTAI - Tarefas Aperiódicas'.F7:'Teste 2h RTAI - Tarefas Aperiódicas'.F108</svg:desc>
                </draw:g>
              </table:table-cell>
              <table:table-cell office:value-type="float" office:value="0">
                <text:p>0</text:p>
                <draw:g>
                  <svg:desc>'Teste 2h RTAI - Tarefas Aperiódicas'.G7:'Teste 2h RTAI - Tarefas Aperiódicas'.G108</svg:desc>
                </draw:g>
              </table:table-cell>
              <table:table-cell office:value-type="float" office:value="0">
                <text:p>0</text:p>
                <draw:g>
                  <svg:desc>'Teste 2h RTAI - Tarefas Aperiódicas'.H7:'Teste 2h RTAI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843">
                <text:p>8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1242">
                <text:p>124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31">
                <text:p>631</text:p>
              </table:table-cell>
              <table:table-cell office:value-type="float" office:value="51">
                <text:p>51</text:p>
              </table:table-cell>
              <table:table-cell office:value-type="float" office:value="1664">
                <text:p>166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625">
                <text:p>1625</text:p>
              </table:table-cell>
              <table:table-cell office:value-type="float" office:value="421">
                <text:p>421</text:p>
              </table:table-cell>
              <table:table-cell office:value-type="float" office:value="6637">
                <text:p>6637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2077">
                <text:p>2077</text:p>
              </table:table-cell>
              <table:table-cell office:value-type="float" office:value="484">
                <text:p>484</text:p>
              </table:table-cell>
              <table:table-cell office:value-type="float" office:value="9760">
                <text:p>9760</text:p>
              </table:table-cell>
              <table:table-cell office:value-type="float" office:value="1752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91">
                <text:p>3391</text:p>
              </table:table-cell>
              <table:table-cell office:value-type="float" office:value="711">
                <text:p>711</text:p>
              </table:table-cell>
              <table:table-cell office:value-type="float" office:value="12707">
                <text:p>12707</text:p>
              </table:table-cell>
              <table:table-cell office:value-type="float" office:value="2072">
                <text:p>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2271">
                <text:p>2271</text:p>
              </table:table-cell>
              <table:table-cell office:value-type="float" office:value="2736">
                <text:p>2736</text:p>
              </table:table-cell>
              <table:table-cell office:value-type="float" office:value="18559">
                <text:p>18559</text:p>
              </table:table-cell>
              <table:table-cell office:value-type="float" office:value="3829">
                <text:p>3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0">
                <text:p>110</text:p>
              </table:table-cell>
              <table:table-cell office:value-type="float" office:value="991">
                <text:p>991</text:p>
              </table:table-cell>
              <table:table-cell office:value-type="float" office:value="4319">
                <text:p>4319</text:p>
              </table:table-cell>
              <table:table-cell office:value-type="float" office:value="3324">
                <text:p>3324</text:p>
              </table:table-cell>
              <table:table-cell office:value-type="float" office:value="14154">
                <text:p>14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610">
                <text:p>610</text:p>
              </table:table-cell>
              <table:table-cell office:value-type="float" office:value="5758">
                <text:p>5758</text:p>
              </table:table-cell>
              <table:table-cell office:value-type="float" office:value="1252">
                <text:p>1252</text:p>
              </table:table-cell>
              <table:table-cell office:value-type="float" office:value="17111">
                <text:p>17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82">
                <text:p>482</text:p>
              </table:table-cell>
              <table:table-cell office:value-type="float" office:value="513">
                <text:p>513</text:p>
              </table:table-cell>
              <table:table-cell office:value-type="float" office:value="7815">
                <text:p>7815</text:p>
              </table:table-cell>
              <table:table-cell office:value-type="float" office:value="696">
                <text:p>696</text:p>
              </table:table-cell>
              <table:table-cell office:value-type="float" office:value="27470">
                <text:p>274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05">
                <text:p>905</text:p>
              </table:table-cell>
              <table:table-cell office:value-type="float" office:value="1683">
                <text:p>1683</text:p>
              </table:table-cell>
              <table:table-cell office:value-type="float" office:value="2394">
                <text:p>2394</text:p>
              </table:table-cell>
              <table:table-cell office:value-type="float" office:value="589">
                <text:p>589</text:p>
              </table:table-cell>
              <table:table-cell office:value-type="float" office:value="28221">
                <text:p>28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11">
                <text:p>911</text:p>
              </table:table-cell>
              <table:table-cell office:value-type="float" office:value="86">
                <text:p>86</text:p>
              </table:table-cell>
              <table:table-cell office:value-type="float" office:value="1358">
                <text:p>1358</text:p>
              </table:table-cell>
              <table:table-cell office:value-type="float" office:value="211">
                <text:p>211</text:p>
              </table:table-cell>
              <table:table-cell office:value-type="float" office:value="5664">
                <text:p>5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76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955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3417">
                <text:p>34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1416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6162">
                <text:p>61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69">
                <text:p>255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04">
                <text:p>45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0325">
                <text:p>503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3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83">
                <text:p>5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24">
                <text:p>15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996">
                <text:p>3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694">
                <text:p>33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756">
                <text:p>6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498">
                <text:p>1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8">
                <text:p>3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5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7">
                <text:p>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4">
                <text:p>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